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style:writing-mode="lr-tb"/>
    </style:style>
    <style:style style:name="P3" style:family="paragraph" style:parent-style-name="Preformatted_20_Text" style:list-style-name="L1">
      <style:paragraph-properties fo:margin-top="0in" fo:margin-bottom="0.1965in" style:contextual-spacing="false" style:writing-mode="lr-tb"/>
    </style:style>
    <style:style style:name="P4" style:family="paragraph" style:parent-style-name="Preformatted_20_Text" style:list-style-name="L1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 style:list-style-name="L2"/>
    <style:style style:name="P6" style:family="paragraph" style:parent-style-name="Preformatted_20_Text" style:list-style-name="L2">
      <style:paragraph-properties fo:margin-top="0in" fo:margin-bottom="0.1965in" style:contextual-spacing="false" style:writing-mode="lr-tb"/>
    </style:style>
    <style:style style:name="P7" style:family="paragraph" style:parent-style-name="Preformatted_20_Text" style:list-style-name="L2">
      <style:paragraph-properties fo:margin-left="0in" fo:margin-right="0in" fo:text-indent="0in" style:auto-text-indent="false" style:writing-mode="lr-tb"/>
    </style:style>
    <style:style style:name="P8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in" fo:margin-bottom="0.1965in" style:contextual-spacing="false" style:writing-mode="lr-tb"/>
    </style:style>
    <style:style style:name="P12" style:family="paragraph" style:parent-style-name="Standard">
      <style:paragraph-properties fo:margin-top="0in" fo:margin-bottom="0.1965in" style:contextual-spacing="false"/>
    </style:style>
    <style:style style:name="P13" style:family="paragraph" style:parent-style-name="Standard">
      <style:paragraph-properties fo:margin-top="0in" fo:margin-bottom="0.1965in" style:contextual-spacing="false"/>
      <style:text-properties officeooo:paragraph-rsid="000673e2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Droid Sans Mono" fo:font-size="10.5pt" fo:font-weight="normal" fo:background-color="#ffffff"/>
    </style:style>
    <style:style style:name="P15" style:family="paragraph" style:parent-style-name="Standard">
      <style:paragraph-properties fo:margin-top="0in" fo:margin-bottom="0.1965in" style:contextual-spacing="false"/>
      <style:text-properties fo:color="#3b3b3b" loext:opacity="100%" style:font-name="Droid Sans Mono" fo:font-size="10.5pt" fo:font-weight="normal" officeooo:paragraph-rsid="000673e2" fo:background-color="#ffffff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008000" loext:opacity="100%" style:font-name="Droid Sans Mono" fo:font-size="10.5pt" fo:font-weight="normal" fo:background-color="#ffffff"/>
    </style:style>
    <style:style style:name="P17" style:family="paragraph" style:parent-style-name="Standard">
      <style:paragraph-properties style:line-height-at-least="0.198in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margin-top="0in" fo:margin-bottom="0in" style:contextual-spacing="false"/>
    </style:style>
    <style:style style:name="P20" style:family="paragraph" style:parent-style-name="Text_20_body">
      <style:paragraph-properties fo:margin-top="0in" fo:margin-bottom="0in" style:contextual-spacing="false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margin-top="0in" fo:margin-bottom="0in" style:contextual-spacing="false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paragraph-properties fo:margin-top="0in" fo:margin-bottom="0in" style:contextual-spacing="false"/>
    </style:style>
    <style:style style:name="P25" style:family="paragraph" style:parent-style-name="Text_20_body" style:list-style-name="L4"/>
    <style:style style:name="P26" style:family="paragraph" style:parent-style-name="Text_20_body" style:list-style-name="L4">
      <style:paragraph-properties fo:margin-top="0in" fo:margin-bottom="0in" style:contextual-spacing="false"/>
    </style:style>
    <style:style style:name="P27" style:family="paragraph" style:parent-style-name="Text_20_body" style:list-style-name="L5"/>
    <style:style style:name="P28" style:family="paragraph" style:parent-style-name="Text_20_body" style:list-style-name="L5">
      <style:paragraph-properties fo:margin-top="0in" fo:margin-bottom="0in" style:contextual-spacing="false"/>
    </style:style>
    <style:style style:name="P29" style:family="paragraph" style:parent-style-name="Text_20_body" style:list-style-name="L6"/>
    <style:style style:name="P30" style:family="paragraph" style:parent-style-name="Text_20_body" style:list-style-name="L6">
      <style:paragraph-properties fo:margin-top="0in" fo:margin-bottom="0in" style:contextual-spacing="false"/>
    </style:style>
    <style:style style:name="P31" style:family="paragraph" style:parent-style-name="Text_20_body" style:list-style-name="L7"/>
    <style:style style:name="P32" style:family="paragraph" style:parent-style-name="Text_20_body" style:list-style-name="L7">
      <style:paragraph-properties fo:margin-top="0in" fo:margin-bottom="0in" style:contextual-spacing="false"/>
    </style:style>
    <style:style style:name="P33" style:family="paragraph" style:parent-style-name="Text_20_body" style:list-style-name="L8"/>
    <style:style style:name="P34" style:family="paragraph" style:parent-style-name="Text_20_body" style:list-style-name="L8">
      <style:paragraph-properties fo:margin-top="0in" fo:margin-bottom="0in" style:contextual-spacing="false"/>
    </style:style>
    <style:style style:name="P35" style:family="paragraph" style:parent-style-name="Text_20_body" style:list-style-name="L9"/>
    <style:style style:name="P36" style:family="paragraph" style:parent-style-name="Text_20_body" style:list-style-name="L9">
      <style:paragraph-properties fo:margin-top="0in" fo:margin-bottom="0in" style:contextual-spacing="false"/>
    </style:style>
    <style:style style:name="P37" style:family="paragraph" style:parent-style-name="Text_20_body" style:list-style-name="L10"/>
    <style:style style:name="P38" style:family="paragraph" style:parent-style-name="Text_20_body" style:list-style-name="L10">
      <style:paragraph-properties fo:margin-top="0in" fo:margin-bottom="0in" style:contextual-spacing="false"/>
    </style:style>
    <style:style style:name="P39" style:family="paragraph" style:parent-style-name="Text_20_body" style:list-style-name="L11"/>
    <style:style style:name="P40" style:family="paragraph" style:parent-style-name="Text_20_body" style:list-style-name="L11">
      <style:paragraph-properties fo:margin-top="0in" fo:margin-bottom="0in" style:contextual-spacing="false"/>
    </style:style>
    <style:style style:name="P41" style:family="paragraph" style:parent-style-name="Text_20_body">
      <style:paragraph-properties fo:margin-top="0in" fo:margin-bottom="0in" style:contextual-spacing="false"/>
      <style:text-properties officeooo:paragraph-rsid="0006747d"/>
    </style:style>
    <style:style style:name="P42" style:family="paragraph" style:parent-style-name="Text_20_body">
      <style:text-properties officeooo:paragraph-rsid="0006e3af"/>
    </style:style>
    <style:style style:name="P43" style:family="paragraph" style:parent-style-name="Text_20_body">
      <style:paragraph-properties fo:margin-top="0in" fo:margin-bottom="0in" style:contextual-spacing="false"/>
      <style:text-properties officeooo:paragraph-rsid="0006e3af"/>
    </style:style>
    <style:style style:name="P44" style:family="paragraph" style:parent-style-name="Text_20_body">
      <style:text-properties officeooo:paragraph-rsid="0007050c"/>
    </style:style>
    <style:style style:name="P45" style:family="paragraph" style:parent-style-name="Text_20_body" style:list-style-name="L12"/>
    <style:style style:name="P46" style:family="paragraph" style:parent-style-name="Text_20_body" style:list-style-name="L12">
      <style:paragraph-properties fo:margin-top="0in" fo:margin-bottom="0in" style:contextual-spacing="false"/>
    </style:style>
    <style:style style:name="P47" style:family="paragraph" style:parent-style-name="Text_20_body" style:list-style-name="L13"/>
    <style:style style:name="P48" style:family="paragraph" style:parent-style-name="Text_20_body" style:list-style-name="L13">
      <style:paragraph-properties fo:margin-top="0in" fo:margin-bottom="0in" style:contextual-spacing="false"/>
    </style:style>
    <style:style style:name="P49" style:family="paragraph" style:parent-style-name="Text_20_body" style:list-style-name="L14"/>
    <style:style style:name="P50" style:family="paragraph" style:parent-style-name="Text_20_body" style:list-style-name="L14">
      <style:paragraph-properties fo:margin-top="0in" fo:margin-bottom="0in" style:contextual-spacing="false"/>
    </style:style>
    <style:style style:name="P51" style:family="paragraph" style:parent-style-name="Text_20_body" style:list-style-name="L15"/>
    <style:style style:name="P52" style:family="paragraph" style:parent-style-name="Text_20_body" style:list-style-name="L15">
      <style:paragraph-properties fo:margin-top="0in" fo:margin-bottom="0in" style:contextual-spacing="false"/>
    </style:style>
    <style:style style:name="P53" style:family="paragraph" style:parent-style-name="Text_20_body" style:list-style-name="L16"/>
    <style:style style:name="P54" style:family="paragraph" style:parent-style-name="Text_20_body" style:list-style-name="L16">
      <style:paragraph-properties fo:margin-top="0in" fo:margin-bottom="0in" style:contextual-spacing="false"/>
    </style:style>
    <style:style style:name="P55" style:family="paragraph" style:parent-style-name="Text_20_body" style:list-style-name="L17"/>
    <style:style style:name="P56" style:family="paragraph" style:parent-style-name="Text_20_body" style:list-style-name="L17">
      <style:paragraph-properties fo:margin-top="0in" fo:margin-bottom="0in" style:contextual-spacing="false"/>
    </style:style>
    <style:style style:name="P57" style:family="paragraph" style:parent-style-name="Text_20_body" style:list-style-name="L18"/>
    <style:style style:name="P58" style:family="paragraph" style:parent-style-name="Text_20_body" style:list-style-name="L18">
      <style:paragraph-properties fo:margin-top="0in" fo:margin-bottom="0in" style:contextual-spacing="false"/>
    </style:style>
    <style:style style:name="P59" style:family="paragraph" style:parent-style-name="Text_20_body" style:list-style-name="L19"/>
    <style:style style:name="P60" style:family="paragraph" style:parent-style-name="Text_20_body" style:list-style-name="L19">
      <style:paragraph-properties fo:margin-top="0in" fo:margin-bottom="0in" style:contextual-spacing="false"/>
    </style:style>
    <style:style style:name="T1" style:family="text">
      <style:text-properties fo:color="#0000ff" loext:opacity="100%"/>
    </style:style>
    <style:style style:name="T2" style:family="text">
      <style:text-properties fo:color="#795e26" loext:opacity="100%"/>
    </style:style>
    <style:style style:name="T3" style:family="text">
      <style:text-properties fo:color="#001080" loext:opacity="100%"/>
    </style:style>
    <style:style style:name="T4" style:family="text">
      <style:text-properties fo:color="#a31515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008000" loext:opacity="100%"/>
    </style:style>
    <style:style style:name="T7" style:family="text">
      <style:text-properties fo:color="#0070c1" loext:opacity="100%"/>
    </style:style>
    <style:style style:name="T8" style:family="text">
      <style:text-properties fo:color="#af00db" loext:opacity="100%"/>
    </style:style>
    <style:style style:name="T9" style:family="text">
      <style:text-properties officeooo:rsid="0007050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nsider the snippet: </text:p>
      <text:p text:style-name="P15"><text:span text:style-name="T1">function</text:span> <text:span text:style-name="T2">settingItemList</text:span>(<text:span text:style-name="T3">itemList</text:span>, <text:span text:style-name="T3">filtered</text:span>, <text:span text:style-name="T3">selectedItems</text:span>, <text:span text:style-name="T3">itemType</text:span>) {</text:p>
      <text:p text:style-name="P14"><text:span text:style-name="T3">console</text:span>.<text:span text:style-name="T2">log</text:span>(<text:span text:style-name="T4">"************ oh là là settingItemList **************"</text:span>)</text:p>
      <text:p text:style-name="P14"><text:span text:style-name="T3">itemList</text:span>.<text:span text:style-name="T3">innerHTML</text:span> <text:span text:style-name="T5">=</text:span> <text:span text:style-name="T4">''</text:span>; <text:span text:style-name="T6">// Vider la liste actuelle</text:span></text:p>
      <text:p text:style-name="P17"/>
      <text:p text:style-name="P14"><text:span text:style-name="T3">filtered</text:span>.<text:span text:style-name="T2">forEach</text:span>(<text:span text:style-name="T3">item</text:span> <text:span text:style-name="T1">=&gt;</text:span> {</text:p>
      <text:p text:style-name="P14"><text:span text:style-name="T1">const</text:span> <text:span text:style-name="T7">label</text:span> <text:span text:style-name="T5">=</text:span> <text:span text:style-name="T3">document</text:span>.<text:span text:style-name="T2">createElement</text:span>(<text:span text:style-name="T4">'label'</text:span>);</text:p>
      <text:p text:style-name="P14"><text:span text:style-name="T1">const</text:span> <text:span text:style-name="T7">checkbox</text:span> <text:span text:style-name="T5">=</text:span> <text:span text:style-name="T3">document</text:span>.<text:span text:style-name="T2">createElement</text:span>(<text:span text:style-name="T4">'input'</text:span>);</text:p>
      <text:p text:style-name="P14"><text:span text:style-name="T7">checkbox</text:span>.<text:span text:style-name="T3">type</text:span> <text:span text:style-name="T5">=</text:span> <text:span text:style-name="T4">'checkbox'</text:span>;</text:p>
      <text:p text:style-name="P14"><text:span text:style-name="T7">checkbox</text:span>.<text:span text:style-name="T3">value</text:span> <text:span text:style-name="T5">=</text:span> <text:span text:style-name="T3">item</text:span>;</text:p>
      <text:p text:style-name="P17"/>
      <text:p text:style-name="P16">// Si l'ingrédient est sélectionné (dans la liste selectedItems), cochez la case</text:p>
      <text:p text:style-name="P14"><text:span text:style-name="T8">if</text:span> (<text:span text:style-name="T3">selectedItems</text:span>.<text:span text:style-name="T2">includes</text:span>(<text:span text:style-name="T3">item</text:span>)) {</text:p>
      <text:p text:style-name="P14"><text:span text:style-name="T3">console</text:span>.<text:span text:style-name="T2">log</text:span>(<text:span text:style-name="T4">"********includes "</text:span>, <text:span text:style-name="T3">item</text:span>, <text:span text:style-name="T4">"checked ?"</text:span>, <text:span text:style-name="T7">checkbox</text:span>.<text:span text:style-name="T3">checked</text:span>);</text:p>
      <text:p text:style-name="P14"><text:span text:style-name="T7">checkbox</text:span>.<text:span text:style-name="T3">checked</text:span> <text:span text:style-name="T5">=</text:span> <text:span text:style-name="T1">true</text:span>;</text:p>
      <text:p text:style-name="P14"><text:span text:style-name="T7">label</text:span>.<text:span text:style-name="T7">style</text:span>.<text:span text:style-name="T3">backgroundColor</text:span> <text:span text:style-name="T5">=</text:span> <text:span text:style-name="T4">'#f3bd1f'</text:span>;</text:p>
      <text:p text:style-name="P14"><text:span text:style-name="T3">console</text:span>.<text:span text:style-name="T2">log</text:span>(<text:span text:style-name="T4">"********includes "</text:span>, <text:span text:style-name="T3">item</text:span>, <text:span text:style-name="T4">"checked ?"</text:span>, <text:span text:style-name="T7">checkbox</text:span>.<text:span text:style-name="T3">checked</text:span>);</text:p>
      <text:p text:style-name="P14">}</text:p>
      <text:p text:style-name="P17"/>
      <text:p text:style-name="P14"><text:span text:style-name="T7">label</text:span>.<text:span text:style-name="T2">appendChild</text:span>(<text:span text:style-name="T7">checkbox</text:span>);</text:p>
      <text:p text:style-name="P14"><text:span text:style-name="T7">label</text:span>.<text:span text:style-name="T2">appendChild</text:span>(<text:span text:style-name="T3">document</text:span>.<text:span text:style-name="T2">createTextNode</text:span>(<text:span text:style-name="T4">` </text:span><text:span text:style-name="T1">${</text:span><text:span text:style-name="T3">item</text:span><text:span text:style-name="T1">}</text:span><text:span text:style-name="T4">`</text:span>));</text:p>
      <text:p text:style-name="P14"><text:span text:style-name="T3">itemList</text:span>.<text:span text:style-name="T2">appendChild</text:span>(<text:span text:style-name="T7">label</text:span>);</text:p>
      <text:p text:style-name="P17"/>
      <text:p text:style-name="P16">/////// Event clic sur le checkbox</text:p>
      <text:p text:style-name="P14"><text:span text:style-name="T7">checkbox</text:span>.<text:span text:style-name="T2">addEventListener</text:span>(<text:span text:style-name="T4">'click'</text:span>, (<text:span text:style-name="T3">e</text:span>) <text:span text:style-name="T1">=&gt;</text:span> {</text:p>
      <text:p text:style-name="P14"><text:span text:style-name="T3">e</text:span>.<text:span text:style-name="T2">stopPropagation</text:span>(); <text:span text:style-name="T6">// Empêche la fermeture immédiate de la list dropdown</text:span></text:p>
      <text:p text:style-name="P14"><text:span text:style-name="T1">const</text:span> <text:span text:style-name="T7">clickedCheckbox</text:span> <text:span text:style-name="T5">=</text:span> <text:span text:style-name="T3">e</text:span>.<text:span text:style-name="T7">target</text:span>;</text:p>
      <text:p text:style-name="P14"><text:span text:style-name="T3">console</text:span>.<text:span text:style-name="T2">log</text:span>(<text:span text:style-name="T4">"25/01/2025: cliked checkbox target"</text:span>,<text:span text:style-name="T7">clickedCheckbox</text:span>);</text:p>
      <text:p text:style-name="P17"/>
      <text:p text:style-name="P14"><text:span text:style-name="T3">console</text:span>.<text:span text:style-name="T2">log</text:span>(<text:span text:style-name="T4">"24/01/2025 selectedItems in heck box click Event"</text:span>, <text:span text:style-name="T3">selectedItems</text:span>);</text:p>
      <text:p text:style-name="P14"><text:span text:style-name="T3">console</text:span>.<text:span text:style-name="T2">log</text:span>(<text:span text:style-name="T4">"22/01 $ or not? check box Event"</text:span>);</text:p>
      <text:p text:style-name="P14"><text:span text:style-name="T8">if</text:span> (<text:span text:style-name="T7">clickedCheckbox</text:span>.<text:span text:style-name="T3">checked</text:span>) {</text:p>
      <text:p text:style-name="P14"><text:span text:style-name="T3">console</text:span>.<text:span text:style-name="T2">log</text:span>(<text:span text:style-name="T4">"22/01 $ or not? checkbox Event"</text:span>,<text:span text:style-name="T3">item</text:span>, <text:span text:style-name="T4">"checked ?"</text:span>, <text:span text:style-name="T7">clickedCheckbox</text:span>.<text:span text:style-name="T3">checked</text:span>);</text:p>
      <text:p text:style-name="P16">// Ajouter l'item s'il n'est pas déjà sélectionné</text:p>
      <text:p text:style-name="P14"><text:span text:style-name="T8">if</text:span> (<text:span text:style-name="T5">!</text:span><text:span text:style-name="T3">selectedItems</text:span>.<text:span text:style-name="T2">includes</text:span>(<text:span text:style-name="T3">item</text:span>)) {</text:p>
      <text:p text:style-name="P14"><text:span text:style-name="T3">selectedItems</text:span>.<text:span text:style-name="T2">push</text:span>(<text:span text:style-name="T3">item</text:span>);</text:p>
      <text:p text:style-name="P14"><text:span text:style-name="T2">addSelectedItemTag</text:span>(<text:span text:style-name="T3">item</text:span>,<text:span text:style-name="T3">itemType</text:span>);</text:p>
      <text:p text:style-name="P14"><text:span text:style-name="T3">console</text:span>.<text:span text:style-name="T2">log</text:span>(<text:span text:style-name="T4">"check box push"</text:span>, <text:span text:style-name="T3">item</text:span>, <text:span text:style-name="T4">"selectedItems length"</text:span>, <text:span text:style-name="T3">selectedItems</text:span>.<text:span text:style-name="T3">length</text:span>);</text:p>
      <text:p text:style-name="P14">}</text:p>
      <text:p text:style-name="P14">} <text:span text:style-name="T8">else</text:span> {</text:p>
      <text:p text:style-name="P16">// Retirer l'item s'il est décoché</text:p>
      <text:p text:style-name="P14"><text:span text:style-name="T2">removeSelectedItemFromList</text:span>(<text:span text:style-name="T3">item</text:span>,<text:span text:style-name="T3">itemType</text:span>,<text:span text:style-name="T3">selectedItems</text:span>);</text:p>
      <text:p text:style-name="P14"><text:span text:style-name="T3">console</text:span>.<text:span text:style-name="T2">log</text:span>(<text:span text:style-name="T4">"22/01 $ or not? checkbox Event is "</text:span>,<text:span text:style-name="T3">item</text:span>, <text:span text:style-name="T4">"checked ?"</text:span>, <text:span text:style-name="T7">clickedCheckbox</text:span>.<text:span text:style-name="T3">checked</text:span>);</text:p>
      <text:p text:style-name="P14"><text:span text:style-name="T3">console</text:span>.<text:span text:style-name="T2">log</text:span>(<text:span text:style-name="T4">"23/01/25 Removed"</text:span>, <text:span text:style-name="T3">item</text:span>, <text:span text:style-name="T4">"selectedItems length"</text:span>, <text:span text:style-name="T3">selectedItems</text:span>.<text:span text:style-name="T3">length</text:span>);</text:p>
      <text:p text:style-name="P14"><text:span text:style-name="T2">removeSelectedItemTag</text:span>(<text:span text:style-name="T3">item</text:span>,<text:span text:style-name="T3">itemType</text:span>);</text:p>
      <text:p text:style-name="P14">}</text:p>
      <text:p text:style-name="P14"><text:span text:style-name="T2">updateRecipesAndItems</text:span>(<text:span text:style-name="T3">item</text:span>,<text:span text:style-name="T3">itemType</text:span>);</text:p>
      <text:p text:style-name="P14">});</text:p>
      <text:p text:style-name="P14">});</text:p>
      <text:p text:style-name="P14"><text:soft-page-break/>}</text:p>
      <text:p text:style-name="P13">please, highlight "best-practices" in it, then give idea for a better coding ? </text:p>
      <text:h text:style-name="Heading_20_6" text:outline-level="6">ChatGPT said:</text:h>
      <text:p text:style-name="Text_20_body">The code snippet contains some good practices but also has areas where improvements can be made to enhance readability, maintainability, and performance. Let’s break it down into <text:span text:style-name="Strong_20_Emphasis">best practices</text:span> and <text:span text:style-name="Strong_20_Emphasis">suggestions for improvement</text:span>.</text:p>
      <text:p text:style-name="Horizontal_20_Line"/>
      <text:h text:style-name="Heading_20_2" text:outline-level="2"><text:span text:style-name="Strong_20_Emphasis">Best Practices in the Code</text:span></text:h>
      <text:list text:style-name="L1">
        <text:list-item>
          <text:p text:style-name="P18"><text:span text:style-name="Strong_20_Emphasis">Dynamic Element Creation</text:span>:</text:p>
          <text:list>
            <text:list-item>
              <text:p text:style-name="P19">Creating elements dynamically (<text:span text:style-name="Source_20_Text">label</text:span>, <text:span text:style-name="Source_20_Text">input</text:span>, etc.) ensures the UI is always updated based on <text:span text:style-name="Source_20_Text">filtered</text:span> items, which is a good practice.</text:p>
            </text:list-item>
            <text:list-item>
              <text:p text:style-name="P18">Example:</text:p>
              <text:p text:style-name="P1">javascript</text:p>
              <text:p text:style-name="P1">Copy code</text:p>
              <text:p text:style-name="P4"><text:span text:style-name="Source_20_Text">const label = document.createElement('label');</text:span></text:p>
              <text:p text:style-name="P2"><text:span text:style-name="Source_20_Text">const checkbox = document.createElement('input');</text:span></text:p>
              <text:p text:style-name="P2"><text:span text:style-name="Source_20_Text">checkbox.type = 'checkbox';</text:span></text:p>
              <text:p text:style-name="P3"><text:span text:style-name="Source_20_Text">checkbox.value = item;</text:span></text:p>
            </text:list-item>
          </text:list>
        </text:list-item>
        <text:list-item>
          <text:p text:style-name="P18"><text:span text:style-name="Strong_20_Emphasis">Avoiding Immediate Propagation of Events</text:span>:</text:p>
          <text:list>
            <text:list-item>
              <text:p text:style-name="P19">Using <text:span text:style-name="Source_20_Text">e.stopPropagation()</text:span> inside the <text:span text:style-name="Source_20_Text">click</text:span> event listener prevents unwanted propagation of events (e.g., closing a dropdown prematurely).</text:p>
            </text:list-item>
            <text:list-item>
              <text:p text:style-name="P18">Example:</text:p>
              <text:p text:style-name="P1">javascript</text:p>
              <text:p text:style-name="P1">Copy code</text:p>
              <text:p text:style-name="P4"><text:span text:style-name="Source_20_Text">checkbox.addEventListener('click', (e) =&gt; {</text:span></text:p>
              <text:p text:style-name="P2"><text:span text:style-name="Source_20_Text"><text:s text:c="4"/>e.stopPropagation();</text:span></text:p>
              <text:p text:style-name="P2"><text:span text:style-name="Source_20_Text"><text:s text:c="4"/>// Logic here...</text:span></text:p>
              <text:p text:style-name="P3"><text:span text:style-name="Source_20_Text">});</text:span></text:p>
            </text:list-item>
          </text:list>
        </text:list-item>
        <text:list-item>
          <text:p text:style-name="P18"><text:span text:style-name="Strong_20_Emphasis">Separation of Concerns</text:span>:</text:p>
          <text:list>
            <text:list-item>
              <text:p text:style-name="P19">The function <text:span text:style-name="Strong_20_Emphasis"><text:span text:style-name="Source_20_Text">settingItemList</text:span></text:span> focuses on rendering the UI and managing event listeners, while other actions like <text:span text:style-name="Strong_20_Emphasis">adding or removing items</text:span> are handled by separate functions (<text:span text:style-name="Source_20_Text">addSelectedItemTag</text:span>, <text:span text:style-name="Source_20_Text">removeSelectedItemTag</text:span>, etc.).</text:p>
            </text:list-item>
          </text:list>
        </text:list-item>
        <text:list-item>
          <text:p text:style-name="P18"><text:span text:style-name="Strong_20_Emphasis">Using </text:span><text:span text:style-name="Strong_20_Emphasis"><text:span text:style-name="Source_20_Text">includes</text:span></text:span><text:span text:style-name="Strong_20_Emphasis"> for Membership Check</text:span>:</text:p>
          <text:list>
            <text:list-item>
              <text:p text:style-name="P19">Checking if an item exists in <text:span text:style-name="Source_20_Text">selectedItems</text:span> using <text:span text:style-name="Source_20_Text">.includes()</text:span> is a concise and readable approach.</text:p>
            </text:list-item>
            <text:list-item>
              <text:p text:style-name="P18">Example:</text:p>
              <text:p text:style-name="P1">javascript</text:p>
              <text:p text:style-name="P1">Copy code</text:p>
              <text:p text:style-name="P4"><text:span text:style-name="Source_20_Text">if (!selectedItems.includes(item)) {</text:span></text:p>
              <text:p text:style-name="P2"><text:span text:style-name="Source_20_Text"><text:s text:c="4"/>selectedItems.push(item);</text:span></text:p>
              <text:p text:style-name="P3"><text:span text:style-name="Source_20_Text">}</text:span></text:p>
            </text:list-item>
          </text:list>
        </text:list-item>
        <text:list-item>
          <text:p text:style-name="P18"><text:span text:style-name="Strong_20_Emphasis">Event-Driven Updates</text:span>:</text:p>
          <text:list>
            <text:list-item>
              <text:p text:style-name="P18"><text:soft-page-break/>Triggering updates (<text:span text:style-name="Source_20_Text">updateRecipesAndItems</text:span>) after state changes ensures the UI stays synchronized with the data.</text:p>
            </text:list-item>
          </text:list>
        </text:list-item>
      </text:list>
      <text:p text:style-name="Horizontal_20_Line"/>
      <text:h text:style-name="Heading_20_2" text:outline-level="2"><text:span text:style-name="Strong_20_Emphasis">Suggestions for Better Coding</text:span></text:h>
      <text:h text:style-name="Heading_20_3" text:outline-level="3"><text:span text:style-name="Strong_20_Emphasis">1. Minimize Repeated Logging</text:span></text:h>
      <text:list text:style-name="L2">
        <text:list-item>
          <text:p text:style-name="P22">While logging is useful for debugging, repetitive logs can clutter the console and make it harder to follow key actions.</text:p>
        </text:list-item>
        <text:list-item>
          <text:p text:style-name="P21">Example: These repeated logs should be minimized or consolidated:</text:p>
          <text:p text:style-name="P5">javascript</text:p>
          <text:p text:style-name="P5">Copy code</text:p>
          <text:p text:style-name="P7"><text:span text:style-name="Source_20_Text">console.log("********includes ", item, "checked ?", checkbox.checked);</text:span></text:p>
          <text:p text:style-name="P6"><text:span text:style-name="Source_20_Text">console.log("25/01/2025: <text:s/>clicked checkbox target", clickedCheckbox);</text:span></text:p>
        </text:list-item>
      </text:list>
      <text:h text:style-name="Heading_20_4" text:outline-level="4"><text:span text:style-name="Strong_20_Emphasis">Improvement</text:span>:</text:h>
      <text:p text:style-name="Text_20_body">Replace repetitive logs with a consolidated log that captures multiple pieces of information:</text:p>
      <text:p text:style-name="Preformatted_20_Text">javascript</text:p>
      <text:p text:style-name="Preformatted_20_Text">Copy code</text:p>
      <text:p text:style-name="P9"><text:span text:style-name="Source_20_Text">console.log(`[Event] Checkbox clicked - Item: ${item}, Checked: ${clickedCheckbox.checked}`);</text:span></text:p>
      <text:p text:style-name="Horizontal_20_Line"/>
      <text:h text:style-name="Heading_20_3" text:outline-level="3"><text:span text:style-name="Strong_20_Emphasis">2. Extract Reusable Logic into Functions</text:span></text:h>
      <text:p text:style-name="Text_20_body">Repetition occurs in logic for adding or removing items. This could be refactored into helper functions.</text:p>
      <text:h text:style-name="Heading_20_4" text:outline-level="4">Example:</text:h>
      <text:p text:style-name="Text_20_body">The logic for handling checkbox clicks:</text:p>
      <text:p text:style-name="Preformatted_20_Text">javascript</text:p>
      <text:p text:style-name="Preformatted_20_Text">Copy code</text:p>
      <text:p text:style-name="P8"><text:span text:style-name="Source_20_Text">if (clickedCheckbox.checked) {</text:span></text:p>
      <text:p text:style-name="P10"><text:span text:style-name="Source_20_Text"><text:s text:c="4"/>if (!selectedItems.includes(item)) {</text:span></text:p>
      <text:p text:style-name="P10"><text:span text:style-name="Source_20_Text"><text:s text:c="8"/>selectedItems.push(item);</text:span></text:p>
      <text:p text:style-name="P10"><text:span text:style-name="Source_20_Text"><text:s text:c="8"/>addSelectedItemTag(item, itemType);</text:span></text:p>
      <text:p text:style-name="P10"><text:span text:style-name="Source_20_Text"><text:s text:c="4"/>}</text:span></text:p>
      <text:p text:style-name="P10"><text:span text:style-name="Source_20_Text">} else {</text:span></text:p>
      <text:p text:style-name="P10"><text:span text:style-name="Source_20_Text"><text:s text:c="4"/>removeSelectedItemFromList(item, itemType, selectedItems);</text:span></text:p>
      <text:p text:style-name="P10"><text:span text:style-name="Source_20_Text"><text:s text:c="4"/>removeSelectedItemTag(item, itemType);</text:span></text:p>
      <text:p text:style-name="P11"><text:span text:style-name="Source_20_Text">}</text:span></text:p>
      <text:h text:style-name="Heading_20_4" text:outline-level="4"><text:span text:style-name="Strong_20_Emphasis">Improvement</text:span>:</text:h>
      <text:p text:style-name="Text_20_body">Create a reusable function to handle checkbox state changes:</text:p>
      <text:p text:style-name="Preformatted_20_Text">javascript</text:p>
      <text:p text:style-name="Preformatted_20_Text">Copy code</text:p>
      <text:p text:style-name="P8"><text:span text:style-name="Source_20_Text">function handleCheckboxStateChange(checked, item, itemType, selectedItems) {</text:span></text:p>
      <text:p text:style-name="P10"><text:span text:style-name="Source_20_Text"><text:s text:c="4"/>if (checked) {</text:span></text:p>
      <text:p text:style-name="P10"><text:soft-page-break/><text:span text:style-name="Source_20_Text"><text:s text:c="8"/>if (!selectedItems.includes(item)) {</text:span></text:p>
      <text:p text:style-name="P10"><text:span text:style-name="Source_20_Text"><text:s text:c="12"/>selectedItems.push(item);</text:span></text:p>
      <text:p text:style-name="P10"><text:span text:style-name="Source_20_Text"><text:s text:c="12"/>addSelectedItemTag(item, itemType);</text:span></text:p>
      <text:p text:style-name="P10"><text:span text:style-name="Source_20_Text"><text:s text:c="8"/>}</text:span></text:p>
      <text:p text:style-name="P10"><text:span text:style-name="Source_20_Text"><text:s text:c="4"/>} else {</text:span></text:p>
      <text:p text:style-name="P10"><text:span text:style-name="Source_20_Text"><text:s text:c="8"/>removeSelectedItemFromList(item, itemType, selectedItems);</text:span></text:p>
      <text:p text:style-name="P10"><text:span text:style-name="Source_20_Text"><text:s text:c="8"/>removeSelectedItemTag(item, itemType);</text:span></text:p>
      <text:p text:style-name="P10"><text:span text:style-name="Source_20_Text"><text:s text:c="4"/>}</text:span></text:p>
      <text:p text:style-name="P11"><text:span text:style-name="Source_20_Text">}</text:span></text:p>
      <text:p text:style-name="Text_20_body">Then use it in the event listener:</text:p>
      <text:p text:style-name="Preformatted_20_Text">javascript</text:p>
      <text:p text:style-name="Preformatted_20_Text">Copy code</text:p>
      <text:p text:style-name="P8"><text:span text:style-name="Source_20_Text">checkbox.addEventListener('click', (e) =&gt; {</text:span></text:p>
      <text:p text:style-name="P10"><text:span text:style-name="Source_20_Text"><text:s text:c="4"/>e.stopPropagation();</text:span></text:p>
      <text:p text:style-name="P10"><text:span text:style-name="Source_20_Text"><text:s text:c="4"/>handleCheckboxStateChange(e.target.checked, item, itemType, selectedItems);</text:span></text:p>
      <text:p text:style-name="P10"><text:span text:style-name="Source_20_Text"><text:s text:c="4"/>updateRecipesAndItems(item, itemType);</text:span></text:p>
      <text:p text:style-name="P11"><text:span text:style-name="Source_20_Text">});</text:span></text:p>
      <text:p text:style-name="Horizontal_20_Line"/>
      <text:h text:style-name="Heading_20_3" text:outline-level="3"><text:span text:style-name="Strong_20_Emphasis">3. Reduce Inline Logic</text:span></text:h>
      <text:p text:style-name="Text_20_body">Having too much logic inside event listeners can make the code harder to read. Extract the event listener logic into a standalone function.</text:p>
      <text:h text:style-name="Heading_20_4" text:outline-level="4"><text:span text:style-name="Strong_20_Emphasis">Improvement</text:span>:</text:h>
      <text:p text:style-name="Text_20_body">Instead of:</text:p>
      <text:p text:style-name="Preformatted_20_Text">javascript</text:p>
      <text:p text:style-name="Preformatted_20_Text">Copy code</text:p>
      <text:p text:style-name="P8"><text:span text:style-name="Source_20_Text">checkbox.addEventListener('click', (e) =&gt; {</text:span></text:p>
      <text:p text:style-name="P10"><text:span text:style-name="Source_20_Text"><text:s text:c="4"/>e.stopPropagation();</text:span></text:p>
      <text:p text:style-name="P10"><text:span text:style-name="Source_20_Text"><text:s text:c="4"/>const clickedCheckbox = e.target;</text:span></text:p>
      <text:p text:style-name="P10"><text:span text:style-name="Source_20_Text"><text:s text:c="4"/>if (clickedCheckbox.checked) {</text:span></text:p>
      <text:p text:style-name="P10"><text:span text:style-name="Source_20_Text"><text:s text:c="8"/>if (!selectedItems.includes(item)) {</text:span></text:p>
      <text:p text:style-name="P10"><text:span text:style-name="Source_20_Text"><text:s text:c="12"/>selectedItems.push(item);</text:span></text:p>
      <text:p text:style-name="P10"><text:span text:style-name="Source_20_Text"><text:s text:c="12"/>addSelectedItemTag(item, itemType);</text:span></text:p>
      <text:p text:style-name="P10"><text:span text:style-name="Source_20_Text"><text:s text:c="8"/>}</text:span></text:p>
      <text:p text:style-name="P10"><text:span text:style-name="Source_20_Text"><text:s text:c="4"/>} else {</text:span></text:p>
      <text:p text:style-name="P10"><text:span text:style-name="Source_20_Text"><text:s text:c="8"/>removeSelectedItemFromList(item, itemType, selectedItems);</text:span></text:p>
      <text:p text:style-name="P10"><text:span text:style-name="Source_20_Text"><text:s text:c="8"/>removeSelectedItemTag(item, itemType);</text:span></text:p>
      <text:p text:style-name="P10"><text:span text:style-name="Source_20_Text"><text:s text:c="4"/>}</text:span></text:p>
      <text:p text:style-name="P10"><text:span text:style-name="Source_20_Text"><text:s text:c="4"/>updateRecipesAndItems(item, itemType);</text:span></text:p>
      <text:p text:style-name="P11"><text:span text:style-name="Source_20_Text">});</text:span></text:p>
      <text:p text:style-name="Text_20_body">Do this:</text:p>
      <text:p text:style-name="Preformatted_20_Text">javascript</text:p>
      <text:p text:style-name="Preformatted_20_Text">Copy code</text:p>
      <text:p text:style-name="P8"><text:span text:style-name="Source_20_Text">function onCheckboxClick(e, item, itemType, selectedItems) {</text:span></text:p>
      <text:p text:style-name="P10"><text:span text:style-name="Source_20_Text"><text:s text:c="4"/>e.stopPropagation();</text:span></text:p>
      <text:p text:style-name="P10"><text:span text:style-name="Source_20_Text"><text:s text:c="4"/>handleCheckboxStateChange(e.target.checked, item, itemType, selectedItems);</text:span></text:p>
      <text:p text:style-name="P10"><text:span text:style-name="Source_20_Text"><text:s text:c="4"/>updateRecipesAndItems(item, itemType);</text:span></text:p>
      <text:p text:style-name="P10"><text:span text:style-name="Source_20_Text">}</text:span></text:p>
      <text:p text:style-name="P10"/>
      <text:p text:style-name="P10"><text:span text:style-name="Source_20_Text">// Inside the loop</text:span></text:p>
      <text:p text:style-name="P11"><text:span text:style-name="Source_20_Text">checkbox.addEventListener('click', (e) =&gt; onCheckboxClick(e, item, itemType, selectedItems));</text:span></text:p>
      <text:p text:style-name="Horizontal_20_Line"><text:soft-page-break/></text:p>
      <text:h text:style-name="Heading_20_3" text:outline-level="3"><text:span text:style-name="Strong_20_Emphasis">4. Avoid Inlining Styles</text:span></text:h>
      <text:p text:style-name="Text_20_body">Directly modifying styles (<text:span text:style-name="Source_20_Text">label.style.backgroundColor</text:span>) can lead to inconsistencies and is harder to maintain. Use CSS classes instead.</text:p>
      <text:h text:style-name="Heading_20_4" text:outline-level="4">Example:</text:h>
      <text:p text:style-name="Preformatted_20_Text">javascript</text:p>
      <text:p text:style-name="Preformatted_20_Text">Copy code</text:p>
      <text:p text:style-name="P9"><text:span text:style-name="Source_20_Text">label.style.backgroundColor = '#f3bd1f';</text:span></text:p>
      <text:h text:style-name="Heading_20_4" text:outline-level="4"><text:span text:style-name="Strong_20_Emphasis">Improvement</text:span>:</text:h>
      <text:p text:style-name="Text_20_body">Add or remove a class to control the styling:</text:p>
      <text:p text:style-name="Preformatted_20_Text">javascript</text:p>
      <text:p text:style-name="Preformatted_20_Text">Copy code</text:p>
      <text:p text:style-name="P9"><text:span text:style-name="Source_20_Text">label.classList.add('highlighted');</text:span></text:p>
      <text:p text:style-name="Text_20_body">Define the style in CSS:</text:p>
      <text:p text:style-name="Preformatted_20_Text">css</text:p>
      <text:p text:style-name="Preformatted_20_Text">Copy code</text:p>
      <text:p text:style-name="P8"><text:span text:style-name="Source_20_Text">.highlighted {</text:span></text:p>
      <text:p text:style-name="P10"><text:span text:style-name="Source_20_Text"><text:s text:c="4"/>background-color: #f3bd1f;</text:span></text:p>
      <text:p text:style-name="P11"><text:span text:style-name="Source_20_Text">}</text:span></text:p>
      <text:p text:style-name="Horizontal_20_Line"/>
      <text:h text:style-name="Heading_20_3" text:outline-level="3"><text:span text:style-name="Strong_20_Emphasis">5. Avoid Hard-Coding Item Types</text:span></text:h>
      <text:p text:style-name="Text_20_body">Instead of hard-coding <text:span text:style-name="Source_20_Text">ingredient</text:span>, <text:span text:style-name="Source_20_Text">ustensil</text:span>, and <text:span text:style-name="Source_20_Text">appliance</text:span> throughout the code, consider making these constants or passing them dynamically.</text:p>
      <text:h text:style-name="Heading_20_4" text:outline-level="4">Example:</text:h>
      <text:p text:style-name="Preformatted_20_Text">javascript</text:p>
      <text:p text:style-name="Preformatted_20_Text">Copy code</text:p>
      <text:p text:style-name="P8"><text:span text:style-name="Source_20_Text">const ITEM_TYPES = {</text:span></text:p>
      <text:p text:style-name="P10"><text:span text:style-name="Source_20_Text"><text:s text:c="4"/>INGREDIENT: 'ingredient',</text:span></text:p>
      <text:p text:style-name="P10"><text:span text:style-name="Source_20_Text"><text:s text:c="4"/>USTENSIL: 'ustensil',</text:span></text:p>
      <text:p text:style-name="P10"><text:span text:style-name="Source_20_Text"><text:s text:c="4"/>APPLIANCE: 'appliance',</text:span></text:p>
      <text:p text:style-name="P11"><text:span text:style-name="Source_20_Text">};</text:span></text:p>
      <text:p text:style-name="Text_20_body">Use these constants:</text:p>
      <text:p text:style-name="Preformatted_20_Text">javascript</text:p>
      <text:p text:style-name="Preformatted_20_Text">Copy code</text:p>
      <text:p text:style-name="P8"><text:span text:style-name="Source_20_Text">if (itemType === ITEM_TYPES.INGREDIENT) {</text:span></text:p>
      <text:p text:style-name="P10"><text:span text:style-name="Source_20_Text"><text:s text:c="4"/>selectedItemsContainer = selectedIngredientsContainer;</text:span></text:p>
      <text:p text:style-name="P11"><text:span text:style-name="Source_20_Text">}</text:span></text:p>
      <text:p text:style-name="Horizontal_20_Line"/>
      <text:h text:style-name="Heading_20_3" text:outline-level="3"><text:soft-page-break/><text:span text:style-name="Strong_20_Emphasis">6. Add Error Handling</text:span></text:h>
      <text:p text:style-name="Text_20_body">If <text:span text:style-name="Source_20_Text">itemList</text:span> or <text:span text:style-name="Source_20_Text">filtered</text:span> is undefined or empty, the function could fail or behave unpredictably. Add checks to handle these cases.</text:p>
      <text:h text:style-name="Heading_20_4" text:outline-level="4">Example:</text:h>
      <text:p text:style-name="Preformatted_20_Text">javascript</text:p>
      <text:p text:style-name="Preformatted_20_Text">Copy code</text:p>
      <text:p text:style-name="P8"><text:span text:style-name="Source_20_Text">if (!itemList || !Array.isArray(filtered)) {</text:span></text:p>
      <text:p text:style-name="P10"><text:span text:style-name="Source_20_Text"><text:s text:c="4"/>console.error('Invalid parameters passed to settingItemList.');</text:span></text:p>
      <text:p text:style-name="P10"><text:span text:style-name="Source_20_Text"><text:s text:c="4"/>return;</text:span></text:p>
      <text:p text:style-name="P11"><text:span text:style-name="Source_20_Text">}</text:span></text:p>
      <text:p text:style-name="Horizontal_20_Line"/>
      <text:h text:style-name="Heading_20_3" text:outline-level="3"><text:span text:style-name="Strong_20_Emphasis">Refactored Code</text:span></text:h>
      <text:p text:style-name="Text_20_body">Here’s how the refactored function might look:</text:p>
      <text:p text:style-name="Preformatted_20_Text">javascript</text:p>
      <text:p text:style-name="Preformatted_20_Text">Copy code</text:p>
      <text:p text:style-name="P8"><text:span text:style-name="Source_20_Text">function settingItemList(itemList, filtered, selectedItems, itemType) {</text:span></text:p>
      <text:p text:style-name="P10"><text:span text:style-name="Source_20_Text"><text:s text:c="4"/>console.log(`[Start] Setting item list for type: ${itemType}`);</text:span></text:p>
      <text:p text:style-name="P10"/>
      <text:p text:style-name="P10"><text:span text:style-name="Source_20_Text"><text:s text:c="4"/>if (!itemList || !Array.isArray(filtered)) {</text:span></text:p>
      <text:p text:style-name="P10"><text:span text:style-name="Source_20_Text"><text:s text:c="8"/>console.error('Invalid parameters passed to settingItemList.');</text:span></text:p>
      <text:p text:style-name="P10"><text:span text:style-name="Source_20_Text"><text:s text:c="8"/>return;</text:span></text:p>
      <text:p text:style-name="P10"><text:span text:style-name="Source_20_Text"><text:s text:c="4"/>}</text:span></text:p>
      <text:p text:style-name="P10"/>
      <text:p text:style-name="P10"><text:span text:style-name="Source_20_Text"><text:s text:c="4"/>itemList.innerHTML = ''; // Clear the current list</text:span></text:p>
      <text:p text:style-name="P10"/>
      <text:p text:style-name="P10"><text:span text:style-name="Source_20_Text"><text:s text:c="4"/>filtered.forEach(item =&gt; {</text:span></text:p>
      <text:p text:style-name="P10"><text:span text:style-name="Source_20_Text"><text:s text:c="8"/>const label = document.createElement('label');</text:span></text:p>
      <text:p text:style-name="P10"><text:span text:style-name="Source_20_Text"><text:s text:c="8"/>const checkbox = document.createElement('input');</text:span></text:p>
      <text:p text:style-name="P10"><text:span text:style-name="Source_20_Text"><text:s text:c="8"/>checkbox.type = 'checkbox';</text:span></text:p>
      <text:p text:style-name="P10"><text:span text:style-name="Source_20_Text"><text:s text:c="8"/>checkbox.value = item;</text:span></text:p>
      <text:p text:style-name="P10"/>
      <text:p text:style-name="P10"><text:span text:style-name="Source_20_Text"><text:s text:c="8"/>if (selectedItems.includes(item)) {</text:span></text:p>
      <text:p text:style-name="P10"><text:span text:style-name="Source_20_Text"><text:s text:c="12"/>checkbox.checked = true;</text:span></text:p>
      <text:p text:style-name="P10"><text:span text:style-name="Source_20_Text"><text:s text:c="12"/>label.classList.add('highlighted');</text:span></text:p>
      <text:p text:style-name="P10"><text:span text:style-name="Source_20_Text"><text:s text:c="8"/>}</text:span></text:p>
      <text:p text:style-name="P10"/>
      <text:p text:style-name="P10"><text:span text:style-name="Source_20_Text"><text:s text:c="8"/>label.appendChild(checkbox);</text:span></text:p>
      <text:p text:style-name="P10"><text:span text:style-name="Source_20_Text"><text:s text:c="8"/>label.appendChild(document.createTextNode(` ${item}`));</text:span></text:p>
      <text:p text:style-name="P10"><text:span text:style-name="Source_20_Text"><text:s text:c="8"/>itemList.appendChild(label);</text:span></text:p>
      <text:p text:style-name="P10"/>
      <text:p text:style-name="P10"><text:span text:style-name="Source_20_Text"><text:s text:c="8"/>checkbox.addEventListener('click', (e) =&gt; {</text:span></text:p>
      <text:p text:style-name="P10"><text:span text:style-name="Source_20_Text"><text:s text:c="12"/>e.stopPropagation();</text:span></text:p>
      <text:p text:style-name="P10"><text:span text:style-name="Source_20_Text"><text:s text:c="12"/>handleCheckboxStateChange(e.target.checked, item, itemType, selectedItems);</text:span></text:p>
      <text:p text:style-name="P10"><text:span text:style-name="Source_20_Text"><text:s text:c="12"/>updateRecipesAndItems(item, itemType);</text:span></text:p>
      <text:p text:style-name="P10"><text:span text:style-name="Source_20_Text"><text:s text:c="8"/>});</text:span></text:p>
      <text:p text:style-name="P10"><text:span text:style-name="Source_20_Text"><text:s text:c="4"/>});</text:span></text:p>
      <text:p text:style-name="P10"><text:span text:style-name="Source_20_Text">}</text:span></text:p>
      <text:p text:style-name="P10"/>
      <text:p text:style-name="P10"><text:span text:style-name="Source_20_Text">function handleCheckboxStateChange(checked, item, itemType, selectedItems) {</text:span></text:p>
      <text:p text:style-name="P10"><text:span text:style-name="Source_20_Text"><text:s text:c="4"/>if (checked) {</text:span></text:p>
      <text:p text:style-name="P10"><text:span text:style-name="Source_20_Text"><text:s text:c="8"/>if (!selectedItems.includes(item)) {</text:span></text:p>
      <text:p text:style-name="P10"><text:span text:style-name="Source_20_Text"><text:s text:c="12"/>selectedItems.push(item);</text:span></text:p>
      <text:p text:style-name="P10"><text:span text:style-name="Source_20_Text"><text:s text:c="12"/>addSelectedItemTag(item, itemType);</text:span></text:p>
      <text:p text:style-name="P10"><text:span text:style-name="Source_20_Text"><text:s text:c="8"/>}</text:span></text:p>
      <text:p text:style-name="P10"><text:soft-page-break/><text:span text:style-name="Source_20_Text"><text:s text:c="4"/>} else {</text:span></text:p>
      <text:p text:style-name="P10"><text:span text:style-name="Source_20_Text"><text:s text:c="8"/>removeSelectedItemFromList(item, itemType, selectedItems);</text:span></text:p>
      <text:p text:style-name="P10"><text:span text:style-name="Source_20_Text"><text:s text:c="8"/>removeSelectedItemTag(item, itemType);</text:span></text:p>
      <text:p text:style-name="P10"><text:span text:style-name="Source_20_Text"><text:s text:c="4"/>}</text:span></text:p>
      <text:p text:style-name="P11"><text:span text:style-name="Source_20_Text">}</text:span></text:p>
      <text:p text:style-name="Horizontal_20_Line"/>
      <text:h text:style-name="Heading_20_3" text:outline-level="3"><text:span text:style-name="Strong_20_Emphasis">Benefits of Refactoring</text:span></text:h>
      <text:list text:style-name="L3">
        <text:list-item>
          <text:p text:style-name="P24">Improved readability by reducing inline logic.</text:p>
        </text:list-item>
        <text:list-item>
          <text:p text:style-name="P24">Easier debugging with structured logs and checks.</text:p>
        </text:list-item>
        <text:list-item>
          <text:p text:style-name="P24">Better maintainability with reusable helper functions.</text:p>
        </text:list-item>
        <text:list-item>
          <text:p text:style-name="P23">Clearer separation of concerns between event handling, rendering, and state management.</text:p>
        </text:list-item>
      </text:list>
      <text:p text:style-name="Text_20_body">Let me know if you need further assistance! 😊</text:p>
      <text:p text:style-name="Standard"/>
      <text:p text:style-name="P12">&lt;label&gt; there are 3 dropdown lists. click on the dropdown button will toggle open/close the list. labels are inside one of that 3 dropdowns. if a click is outside any dropdown content, all 3 dropdowns close. checkbox already has eventlistener. should i add eventlistener to labels too</text:p>
      <text:h text:style-name="Heading_20_6" text:outline-level="6">ChatGPT said:</text:h>
      <text:p text:style-name="Text_20_body">You <text:span text:style-name="Strong_20_Emphasis">do not need to add an event listener to the </text:span><text:span text:style-name="Strong_20_Emphasis"><text:span text:style-name="Source_20_Text">&lt;label&gt;</text:span></text:span><text:span text:style-name="Strong_20_Emphasis"> elements</text:span> in this case if their only role is to contain the checkboxes. Here's why:</text:p>
      <text:p text:style-name="Horizontal_20_Line"/>
      <text:h text:style-name="Heading_20_3" text:outline-level="3"><text:span text:style-name="Strong_20_Emphasis">Key Considerations</text:span></text:h>
      <text:list text:style-name="L4">
        <text:list-item>
          <text:p text:style-name="P25"><text:span text:style-name="Strong_20_Emphasis">Labels Automatically Forward Clicks to Checkboxes</text:span>:</text:p>
          <text:list>
            <text:list-item>
              <text:p text:style-name="P26">Clicking on a <text:span text:style-name="Source_20_Text">&lt;label&gt;</text:span> automatically triggers the associated <text:span text:style-name="Source_20_Text">&lt;input&gt;</text:span> (checkbox) click event due to how HTML forms work.</text:p>
            </text:list-item>
            <text:list-item>
              <text:p text:style-name="P26">Since your checkboxes already have event listeners, any interaction with a <text:span text:style-name="Source_20_Text">&lt;label&gt;</text:span> will still execute the logic attached to the checkbox.</text:p>
            </text:list-item>
          </text:list>
        </text:list-item>
        <text:list-item>
          <text:p text:style-name="P25"><text:span text:style-name="Strong_20_Emphasis">Event Bubbling</text:span>:</text:p>
          <text:list>
            <text:list-item>
              <text:p text:style-name="P26">A click on a <text:span text:style-name="Source_20_Text">&lt;label&gt;</text:span> will bubble up to the parent container (e.g., the dropdown).</text:p>
            </text:list-item>
            <text:list-item>
              <text:p text:style-name="P25">If you need to handle clicks outside dropdowns to close them, you can rely on bubbling and do not need a separate event listener for the <text:span text:style-name="Source_20_Text">&lt;label&gt;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When to Add Event Listeners to Labels</text:span></text:h>
      <text:p text:style-name="Text_20_body">You should only add event listeners to <text:span text:style-name="Source_20_Text">&lt;label&gt;</text:span> elements if you need <text:span text:style-name="Strong_20_Emphasis">specific behavior on the </text:span><text:span text:style-name="Strong_20_Emphasis"><text:span text:style-name="Source_20_Text">&lt;label&gt;</text:span></text:span><text:span text:style-name="Strong_20_Emphasis"> itself</text:span> (e.g., visual feedback or additional logic).</text:p>
      <text:p text:style-name="Text_20_body">For example:</text:p>
      <text:list text:style-name="L5">
        <text:list-item>
          <text:p text:style-name="P28">If you want the label to <text:span text:style-name="Strong_20_Emphasis">highlight</text:span> when clicked.</text:p>
        </text:list-item>
        <text:list-item>
          <text:p text:style-name="P27">If you want a custom action (e.g., toggling styles on the label).</text:p>
        </text:list-item>
      </text:list>
      <text:p text:style-name="Horizontal_20_Line"/>
      <text:h text:style-name="Heading_20_3" text:outline-level="3"><text:soft-page-break/><text:span text:style-name="Strong_20_Emphasis">Proposed Solution for the Dropdowns</text:span></text:h>
      <text:p text:style-name="Text_20_body">You should focus on managing clicks on the dropdown <text:span text:style-name="Strong_20_Emphasis">container</text:span> and handle global clicks <text:span text:style-name="Strong_20_Emphasis">outside the dropdowns</text:span>. Here’s how you can structure it:</text:p>
      <text:p text:style-name="Horizontal_20_Line"/>
      <text:h text:style-name="Heading_20_4" text:outline-level="4"><text:span text:style-name="Strong_20_Emphasis">1. Event Listener for Dropdown Buttons</text:span></text:h>
      <text:p text:style-name="Text_20_body">Each dropdown button should toggle its respective dropdown content.</text:p>
      <text:p text:style-name="Preformatted_20_Text">javascript</text:p>
      <text:p text:style-name="Preformatted_20_Text">Copy code</text:p>
      <text:p text:style-name="P8"><text:span text:style-name="Source_20_Text">document.querySelectorAll('.dropdown-button').forEach(button =&gt; {</text:span></text:p>
      <text:p text:style-name="P10"><text:span text:style-name="Source_20_Text"><text:s text:c="4"/>button.addEventListener('click', (event) =&gt; {</text:span></text:p>
      <text:p text:style-name="P10"><text:span text:style-name="Source_20_Text"><text:s text:c="8"/>const dropdown = button.closest('.dropdown');</text:span></text:p>
      <text:p text:style-name="P10"><text:span text:style-name="Source_20_Text"><text:s text:c="8"/>const dropdownContent = dropdown.querySelector('.dropdown-content');</text:span></text:p>
      <text:p text:style-name="P10"/>
      <text:p text:style-name="P10"><text:span text:style-name="Source_20_Text"><text:s text:c="8"/>// Toggle the current dropdown</text:span></text:p>
      <text:p text:style-name="P10"><text:span text:style-name="Source_20_Text"><text:s text:c="8"/>const isOpen = dropdownContent.classList.toggle('open');</text:span></text:p>
      <text:p text:style-name="P10"/>
      <text:p text:style-name="P10"><text:span text:style-name="Source_20_Text"><text:s text:c="8"/>// Close all other dropdowns</text:span></text:p>
      <text:p text:style-name="P10"><text:span text:style-name="Source_20_Text"><text:s text:c="8"/>document.querySelectorAll('.dropdown-content').forEach(content =&gt; {</text:span></text:p>
      <text:p text:style-name="P10"><text:span text:style-name="Source_20_Text"><text:s text:c="12"/>if (content !== dropdownContent) {</text:span></text:p>
      <text:p text:style-name="P10"><text:span text:style-name="Source_20_Text"><text:s text:c="16"/>content.classList.remove('open');</text:span></text:p>
      <text:p text:style-name="P10"><text:span text:style-name="Source_20_Text"><text:s text:c="12"/>}</text:span></text:p>
      <text:p text:style-name="P10"><text:span text:style-name="Source_20_Text"><text:s text:c="8"/>});</text:span></text:p>
      <text:p text:style-name="P10"/>
      <text:p text:style-name="P10"><text:span text:style-name="Source_20_Text"><text:s text:c="8"/>event.stopPropagation(); // Prevent the global click listener from closing this dropdown</text:span></text:p>
      <text:p text:style-name="P10"><text:span text:style-name="Source_20_Text"><text:s text:c="4"/>});</text:span></text:p>
      <text:p text:style-name="P11"><text:span text:style-name="Source_20_Text">});</text:span></text:p>
      <text:p text:style-name="Horizontal_20_Line"/>
      <text:h text:style-name="Heading_20_4" text:outline-level="4"><text:span text:style-name="Strong_20_Emphasis">2. Event Listener for Clicks Outside Dropdowns</text:span></text:h>
      <text:p text:style-name="Text_20_body">Add an event listener to the <text:span text:style-name="Source_20_Text">document</text:span> to detect clicks <text:span text:style-name="Strong_20_Emphasis">outside any dropdown</text:span> and close all dropdowns.</text:p>
      <text:p text:style-name="Preformatted_20_Text">javascript</text:p>
      <text:p text:style-name="Preformatted_20_Text">Copy code</text:p>
      <text:p text:style-name="P8"><text:span text:style-name="Source_20_Text">document.addEventListener('click', () =&gt; {</text:span></text:p>
      <text:p text:style-name="P10"><text:span text:style-name="Source_20_Text"><text:s text:c="4"/>// Close all dropdowns</text:span></text:p>
      <text:p text:style-name="P10"><text:span text:style-name="Source_20_Text"><text:s text:c="4"/>document.querySelectorAll('.dropdown-content').forEach(content =&gt; {</text:span></text:p>
      <text:p text:style-name="P10"><text:span text:style-name="Source_20_Text"><text:s text:c="8"/>content.classList.remove('open');</text:span></text:p>
      <text:p text:style-name="P10"><text:span text:style-name="Source_20_Text"><text:s text:c="4"/>});</text:span></text:p>
      <text:p text:style-name="P11"><text:span text:style-name="Source_20_Text">});</text:span></text:p>
      <text:p text:style-name="Horizontal_20_Line"/>
      <text:h text:style-name="Heading_20_4" text:outline-level="4"><text:span text:style-name="Strong_20_Emphasis">3. Event Listener on Checkboxes (Already Exists)</text:span></text:h>
      <text:p text:style-name="Text_20_body">The checkboxes inside the dropdown already have their own event listeners, so there's no need to add more.</text:p>
      <text:p text:style-name="Text_20_body">Example (if this already exists):</text:p>
      <text:p text:style-name="Preformatted_20_Text">javascript</text:p>
      <text:p text:style-name="Preformatted_20_Text">Copy code</text:p>
      <text:p text:style-name="P8"><text:span text:style-name="Source_20_Text">document.querySelectorAll('input[type="checkbox"]').forEach(checkbox =&gt; {</text:span></text:p>
      <text:p text:style-name="P10"><text:soft-page-break/><text:span text:style-name="Source_20_Text"><text:s text:c="4"/>checkbox.addEventListener('click', (event) =&gt; {</text:span></text:p>
      <text:p text:style-name="P10"><text:span text:style-name="Source_20_Text"><text:s text:c="8"/>// Handle checkbox click</text:span></text:p>
      <text:p text:style-name="P10"><text:span text:style-name="Source_20_Text"><text:s text:c="8"/>console.log(`${checkbox.value} is now ${checkbox.checked ? 'checked' : 'unchecked'}`);</text:span></text:p>
      <text:p text:style-name="P10"><text:span text:style-name="Source_20_Text"><text:s text:c="8"/>event.stopPropagation(); // Prevent click from closing dropdown</text:span></text:p>
      <text:p text:style-name="P10"><text:span text:style-name="Source_20_Text"><text:s text:c="4"/>});</text:span></text:p>
      <text:p text:style-name="P11"><text:span text:style-name="Source_20_Text">});</text:span></text:p>
      <text:p text:style-name="Horizontal_20_Line"/>
      <text:h text:style-name="Heading_20_4" text:outline-level="4"><text:span text:style-name="Strong_20_Emphasis">4. Prevent Dropdowns from Closing When Clicking Inside</text:span></text:h>
      <text:p text:style-name="Text_20_body">Ensure clicks on the dropdown content itself do not propagate to the <text:span text:style-name="Source_20_Text">document</text:span> click listener, which would otherwise close all dropdowns.</text:p>
      <text:p text:style-name="Preformatted_20_Text">javascript</text:p>
      <text:p text:style-name="Preformatted_20_Text">Copy code</text:p>
      <text:p text:style-name="P8"><text:span text:style-name="Source_20_Text">document.querySelectorAll('.dropdown-content').forEach(content =&gt; {</text:span></text:p>
      <text:p text:style-name="P10"><text:span text:style-name="Source_20_Text"><text:s text:c="4"/>content.addEventListener('click', (event) =&gt; {</text:span></text:p>
      <text:p text:style-name="P10"><text:span text:style-name="Source_20_Text"><text:s text:c="8"/>event.stopPropagation();</text:span></text:p>
      <text:p text:style-name="P10"><text:span text:style-name="Source_20_Text"><text:s text:c="4"/>});</text:span></text:p>
      <text:p text:style-name="P11"><text:span text:style-name="Source_20_Text">});</text:span></text:p>
      <text:p text:style-name="Horizontal_20_Line"/>
      <text:h text:style-name="Heading_20_3" text:outline-level="3"><text:span text:style-name="Strong_20_Emphasis">Final Implementation</text:span></text:h>
      <text:p text:style-name="Text_20_body">Here’s the complete code structure:</text:p>
      <text:h text:style-name="Heading_20_4" text:outline-level="4">HTML:</text:h>
      <text:p text:style-name="Preformatted_20_Text">html</text:p>
      <text:p text:style-name="Preformatted_20_Text">Copy code</text:p>
      <text:p text:style-name="P8"><text:span text:style-name="Source_20_Text">&lt;div class="dropdown"&gt;</text:span></text:p>
      <text:p text:style-name="P10"><text:span text:style-name="Source_20_Text"><text:s text:c="4"/>&lt;button class="dropdown-button"&gt;Ingredients&lt;/button&gt;</text:span></text:p>
      <text:p text:style-name="P10"><text:span text:style-name="Source_20_Text"><text:s text:c="4"/>&lt;div class="dropdown-content"&gt;</text:span></text:p>
      <text:p text:style-name="P10"><text:span text:style-name="Source_20_Text"><text:s text:c="8"/>&lt;label&gt;&lt;input type="checkbox" value="Beurre"&gt; Beurre&lt;/label&gt;</text:span></text:p>
      <text:p text:style-name="P10"><text:span text:style-name="Source_20_Text"><text:s text:c="8"/>&lt;label&gt;&lt;input type="checkbox" value="Lait"&gt; Lait&lt;/label&gt;</text:span></text:p>
      <text:p text:style-name="P10"><text:span text:style-name="Source_20_Text"><text:s text:c="4"/>&lt;/div&gt;</text:span></text:p>
      <text:p text:style-name="P10"><text:span text:style-name="Source_20_Text">&lt;/div&gt;</text:span></text:p>
      <text:p text:style-name="P10"><text:span text:style-name="Source_20_Text">&lt;div class="dropdown"&gt;</text:span></text:p>
      <text:p text:style-name="P10"><text:span text:style-name="Source_20_Text"><text:s text:c="4"/>&lt;button class="dropdown-button"&gt;Appliances&lt;/button&gt;</text:span></text:p>
      <text:p text:style-name="P10"><text:span text:style-name="Source_20_Text"><text:s text:c="4"/>&lt;div class="dropdown-content"&gt;</text:span></text:p>
      <text:p text:style-name="P10"><text:span text:style-name="Source_20_Text"><text:s text:c="8"/>&lt;label&gt;&lt;input type="checkbox" value="Oven"&gt; Oven&lt;/label&gt;</text:span></text:p>
      <text:p text:style-name="P10"><text:span text:style-name="Source_20_Text"><text:s text:c="4"/>&lt;/div&gt;</text:span></text:p>
      <text:p text:style-name="P10"><text:span text:style-name="Source_20_Text">&lt;/div&gt;</text:span></text:p>
      <text:p text:style-name="P10"><text:span text:style-name="Source_20_Text">&lt;div class="dropdown"&gt;</text:span></text:p>
      <text:p text:style-name="P10"><text:span text:style-name="Source_20_Text"><text:s text:c="4"/>&lt;button class="dropdown-button"&gt;Ustensils&lt;/button&gt;</text:span></text:p>
      <text:p text:style-name="P10"><text:span text:style-name="Source_20_Text"><text:s text:c="4"/>&lt;div class="dropdown-content"&gt;</text:span></text:p>
      <text:p text:style-name="P10"><text:span text:style-name="Source_20_Text"><text:s text:c="8"/>&lt;label&gt;&lt;input type="checkbox" value="Knife"&gt; Knife&lt;/label&gt;</text:span></text:p>
      <text:p text:style-name="P10"><text:span text:style-name="Source_20_Text"><text:s text:c="4"/>&lt;/div&gt;</text:span></text:p>
      <text:p text:style-name="P11"><text:span text:style-name="Source_20_Text">&lt;/div&gt;</text:span></text:p>
      <text:h text:style-name="Heading_20_4" text:outline-level="4">JavaScript:</text:h>
      <text:p text:style-name="Preformatted_20_Text">javascript</text:p>
      <text:p text:style-name="Preformatted_20_Text">Copy code</text:p>
      <text:p text:style-name="P8"><text:span text:style-name="Source_20_Text">// Toggle dropdown on button click</text:span></text:p>
      <text:p text:style-name="P10"><text:span text:style-name="Source_20_Text">document.querySelectorAll('.dropdown-button').forEach(button =&gt; {</text:span></text:p>
      <text:p text:style-name="P10"><text:span text:style-name="Source_20_Text"><text:s text:c="4"/>button.addEventListener('click', (event) =&gt; {</text:span></text:p>
      <text:p text:style-name="P10"><text:span text:style-name="Source_20_Text"><text:s text:c="8"/>const dropdown = button.closest('.dropdown');</text:span></text:p>
      <text:p text:style-name="P10"><text:soft-page-break/><text:span text:style-name="Source_20_Text"><text:s text:c="8"/>const dropdownContent = dropdown.querySelector('.dropdown-content');</text:span></text:p>
      <text:p text:style-name="P10"/>
      <text:p text:style-name="P10"><text:span text:style-name="Source_20_Text"><text:s text:c="8"/>// Toggle current dropdown</text:span></text:p>
      <text:p text:style-name="P10"><text:span text:style-name="Source_20_Text"><text:s text:c="8"/>const isOpen = dropdownContent.classList.toggle('open');</text:span></text:p>
      <text:p text:style-name="P10"/>
      <text:p text:style-name="P10"><text:span text:style-name="Source_20_Text"><text:s text:c="8"/>// Close all other dropdowns</text:span></text:p>
      <text:p text:style-name="P10"><text:span text:style-name="Source_20_Text"><text:s text:c="8"/>document.querySelectorAll('.dropdown-content').forEach(content =&gt; {</text:span></text:p>
      <text:p text:style-name="P10"><text:span text:style-name="Source_20_Text"><text:s text:c="12"/>if (content !== dropdownContent) {</text:span></text:p>
      <text:p text:style-name="P10"><text:span text:style-name="Source_20_Text"><text:s text:c="16"/>content.classList.remove('open');</text:span></text:p>
      <text:p text:style-name="P10"><text:span text:style-name="Source_20_Text"><text:s text:c="12"/>}</text:span></text:p>
      <text:p text:style-name="P10"><text:span text:style-name="Source_20_Text"><text:s text:c="8"/>});</text:span></text:p>
      <text:p text:style-name="P10"/>
      <text:p text:style-name="P10"><text:span text:style-name="Source_20_Text"><text:s text:c="8"/>event.stopPropagation(); // Prevent global listener from closing this dropdown</text:span></text:p>
      <text:p text:style-name="P10"><text:span text:style-name="Source_20_Text"><text:s text:c="4"/>});</text:span></text:p>
      <text:p text:style-name="P10"><text:span text:style-name="Source_20_Text">});</text:span></text:p>
      <text:p text:style-name="P10"/>
      <text:p text:style-name="P10"><text:span text:style-name="Source_20_Text">// Close all dropdowns when clicking outside</text:span></text:p>
      <text:p text:style-name="P10"><text:span text:style-name="Source_20_Text">document.addEventListener('click', () =&gt; {</text:span></text:p>
      <text:p text:style-name="P10"><text:span text:style-name="Source_20_Text"><text:s text:c="4"/>document.querySelectorAll('.dropdown-content').forEach(content =&gt; {</text:span></text:p>
      <text:p text:style-name="P10"><text:span text:style-name="Source_20_Text"><text:s text:c="8"/>content.classList.remove('open');</text:span></text:p>
      <text:p text:style-name="P10"><text:span text:style-name="Source_20_Text"><text:s text:c="4"/>});</text:span></text:p>
      <text:p text:style-name="P10"><text:span text:style-name="Source_20_Text">});</text:span></text:p>
      <text:p text:style-name="P10"/>
      <text:p text:style-name="P10"><text:span text:style-name="Source_20_Text">// Prevent dropdown from closing when clicking inside its content</text:span></text:p>
      <text:p text:style-name="P10"><text:span text:style-name="Source_20_Text">document.querySelectorAll('.dropdown-content').forEach(content =&gt; {</text:span></text:p>
      <text:p text:style-name="P10"><text:span text:style-name="Source_20_Text"><text:s text:c="4"/>content.addEventListener('click', (event) =&gt; {</text:span></text:p>
      <text:p text:style-name="P10"><text:span text:style-name="Source_20_Text"><text:s text:c="8"/>event.stopPropagation();</text:span></text:p>
      <text:p text:style-name="P10"><text:span text:style-name="Source_20_Text"><text:s text:c="4"/>});</text:span></text:p>
      <text:p text:style-name="P10"><text:span text:style-name="Source_20_Text">});</text:span></text:p>
      <text:p text:style-name="P10"/>
      <text:p text:style-name="P10"><text:span text:style-name="Source_20_Text">// Handle checkbox clicks</text:span></text:p>
      <text:p text:style-name="P10"><text:span text:style-name="Source_20_Text">document.querySelectorAll('input[type="checkbox"]').forEach(checkbox =&gt; {</text:span></text:p>
      <text:p text:style-name="P10"><text:span text:style-name="Source_20_Text"><text:s text:c="4"/>checkbox.addEventListener('click', (event) =&gt; {</text:span></text:p>
      <text:p text:style-name="P10"><text:span text:style-name="Source_20_Text"><text:s text:c="8"/>console.log(`${checkbox.value} is now ${checkbox.checked ? 'checked' : 'unchecked'}`);</text:span></text:p>
      <text:p text:style-name="P10"><text:span text:style-name="Source_20_Text"><text:s text:c="8"/>event.stopPropagation(); // Prevent click from closing dropdown</text:span></text:p>
      <text:p text:style-name="P10"><text:span text:style-name="Source_20_Text"><text:s text:c="4"/>});</text:span></text:p>
      <text:p text:style-name="P11"><text:span text:style-name="Source_20_Text">});</text:span></text:p>
      <text:p text:style-name="Horizontal_20_Line"/>
      <text:h text:style-name="Heading_20_3" text:outline-level="3"><text:span text:style-name="Strong_20_Emphasis">Why Not Add Listeners to </text:span><text:span text:style-name="Strong_20_Emphasis"><text:span text:style-name="Source_20_Text">&lt;label&gt;</text:span></text:span><text:span text:style-name="Strong_20_Emphasis">?</text:span></text:h>
      <text:list text:style-name="L6">
        <text:list-item>
          <text:p text:style-name="P30"><text:span text:style-name="Strong_20_Emphasis">No Added Benefit</text:span>: Clicking on a <text:span text:style-name="Source_20_Text">&lt;label&gt;</text:span> already forwards the event to the checkbox.</text:p>
        </text:list-item>
        <text:list-item>
          <text:p text:style-name="P30"><text:span text:style-name="Strong_20_Emphasis">Redundancy</text:span>: The checkbox’s event listener handles all required logic.</text:p>
        </text:list-item>
        <text:list-item>
          <text:p text:style-name="P29"><text:span text:style-name="Strong_20_Emphasis">Performance</text:span>: Adding extra listeners for every label could unnecessarily increase complexity.</text:p>
        </text:list-item>
      </text:list>
      <text:p text:style-name="Horizontal_20_Line"/>
      <text:h text:style-name="Heading_20_3" text:outline-level="3"><text:span text:style-name="Strong_20_Emphasis">Summary</text:span></text:h>
      <text:list text:style-name="L7">
        <text:list-item>
          <text:p text:style-name="P32">Do <text:span text:style-name="Strong_20_Emphasis">not</text:span> add event listeners to <text:span text:style-name="Source_20_Text">&lt;label&gt;</text:span> elements unless you need specific behavior.</text:p>
        </text:list-item>
        <text:list-item>
          <text:p text:style-name="P32">Focus on managing clicks on dropdown buttons and handling clicks <text:span text:style-name="Strong_20_Emphasis">outside the dropdowns</text:span>.</text:p>
        </text:list-item>
        <text:list-item>
          <text:p text:style-name="P31">Ensure clicks inside the dropdown content do not close the dropdown.</text:p>
        </text:list-item>
      </text:list>
      <text:p text:style-name="Text_20_body">If you need further clarification or enhancements, feel free to ask! 😊</text:p>
      <text:p text:style-name="Text_20_body"><text:soft-page-break/></text:p>
      <text:h text:style-name="Heading_20_5" text:outline-level="5">You said:</text:h>
      <text:p text:style-name="P41">&lt;div id="rechercheAvancee"&gt; </text:p>
      <text:p text:style-name="P41"><text:s text:c="4"/>&lt;div class="dropdown" id="ingredients-dropdown"&gt; </text:p>
      <text:p text:style-name="P41"><text:tab/>&lt;button class="dropdown-button"&gt;</text:p>
      <text:p text:style-name="P41"><text:tab/> <text:s text:c="4"/>&lt;span class="open"&gt;Ingredients&lt;/span&gt;</text:p>
      <text:p text:style-name="P41"><text:tab/> <text:s text:c="4"/>&lt;svg xmlns="http://www.w3.org/2000/svg" class="dropdown-arrow open" viewBox="0 <text:tab/><text:tab/>0 24 16" fill="none" stroke="currentColor" stroke-width="2" stroke-linecap="round" <text:tab/><text:tab/>stroke-linejoin="round"&gt; </text:p>
      <text:p text:style-name="P41"><text:tab/><text:tab/>&lt;line x1="12" y1="16" x2="0" y2="0"&gt;&lt;/line&gt; </text:p>
      <text:p text:style-name="P41"><text:tab/><text:tab/>&lt;line x1="12" y1="16" x2="24" y2="0"&gt;&lt;/line&gt;</text:p>
      <text:p text:style-name="P41"><text:tab/> <text:s text:c="4"/>&lt;/svg&gt; </text:p>
      <text:p text:style-name="P41"><text:tab/>&lt;/button&gt;</text:p>
      <text:p text:style-name="P43"><text:tab/> &lt;div class="dropdown-content open" id="ingredient-content" <text:s/>data-type="ingredient"&gt;</text:p>
      <text:p text:style-name="P43"><text:tab/><text:tab/>&lt;input class="ingredient-search" type="text" placeholder="Search ingredients..."&gt;</text:p>
      <text:p text:style-name="P43"><text:tab/><text:tab/>&lt;div class="ingredient-list"&gt;</text:p>
      <text:p text:style-name="P43"><text:tab/><text:tab/><text:tab/>&lt;label class="highlighted"&gt;&lt;input type="checkbox" value="Lait de coco"&gt; <text:tab/><text:tab/><text:tab/><text:tab/>Lait de coco&lt;/label&gt;</text:p>
      <text:p text:style-name="P43"><text:tab/><text:tab/><text:tab/>&lt;label&gt;&lt;input type="checkbox" value="Jus de citron"&gt; Jus de citron&lt;/label&gt;</text:p>
      <text:p text:style-name="P43"><text:tab/><text:tab/><text:tab/>&lt;label&gt;&lt;input type="checkbox" value="Crème de coco"&gt; Crème de <text:tab/><text:tab/><text:tab/><text:tab/><text:tab/>coco&lt;/label&gt;</text:p>
      <text:p text:style-name="P43"><text:tab/><text:tab/><text:tab/>&lt;label&gt;&lt;input type="checkbox" value="Sucre"&gt; Sucre&lt;/label&gt;</text:p>
      <text:p text:style-name="P43"><text:tab/><text:tab/><text:tab/>&lt;label&gt;&lt;input type="checkbox" value="Glaçons"&gt; Glaçons&lt;/label&gt;</text:p>
      <text:p text:style-name="P43"><text:tab/><text:tab/>&lt;/div&gt;</text:p>
      <text:p text:style-name="P43"><text:tab/>&lt;/div&gt;</text:p>
      <text:p text:style-name="P43">&lt;/div&gt; </text:p>
      <text:p text:style-name="P42"/>
      <text:p text:style-name="P42"/>
      <text:p text:style-name="P44">when click on a &lt;label&gt;, <text:span text:style-name="T9">event</text:span>&lt;label&gt; there are 3 dropdown lists. click on the dropdown button will toggle open/close the list. labels are inside one of that 3 dropdowns. if a click is outside any dropdown content, all 3 dropdowns close. checkbox already has eventlistener. should i add eventlistener to labels too</text:p>
      <text:h text:style-name="Heading_20_6" text:outline-level="6">ChatGPT said:</text:h>
      <text:p text:style-name="Text_20_body">You <text:span text:style-name="Strong_20_Emphasis">do not need to add an event listener to the </text:span><text:span text:style-name="Strong_20_Emphasis"><text:span text:style-name="Source_20_Text">&lt;label&gt;</text:span></text:span><text:span text:style-name="Strong_20_Emphasis"> elements</text:span> in this case if their only role is to contain the checkboxes. Here's why:</text:p>
      <text:p text:style-name="Horizontal_20_Line"/>
      <text:h text:style-name="Heading_20_3" text:outline-level="3"><text:span text:style-name="Strong_20_Emphasis">Key Considerations</text:span></text:h>
      <text:list text:style-name="L12">
        <text:list-item>
          <text:p text:style-name="P45"><text:span text:style-name="Strong_20_Emphasis">Labels Automatically Forward Clicks to Checkboxes</text:span>:</text:p>
          <text:list>
            <text:list-item>
              <text:p text:style-name="P46">Clicking on a <text:span text:style-name="Source_20_Text">&lt;label&gt;</text:span> automatically triggers the associated <text:span text:style-name="Source_20_Text">&lt;input&gt;</text:span> (checkbox) click event due to how HTML forms work.</text:p>
            </text:list-item>
            <text:list-item>
              <text:p text:style-name="P46"><text:soft-page-break/>Since your checkboxes already have event listeners, any interaction with a <text:span text:style-name="Source_20_Text">&lt;label&gt;</text:span> will still execute the logic attached to the checkbox.</text:p>
            </text:list-item>
          </text:list>
        </text:list-item>
        <text:list-item>
          <text:p text:style-name="P45"><text:span text:style-name="Strong_20_Emphasis">Event Bubbling</text:span>:</text:p>
          <text:list>
            <text:list-item>
              <text:p text:style-name="P46">A click on a <text:span text:style-name="Source_20_Text">&lt;label&gt;</text:span> will bubble up to the parent container (e.g., the dropdown).</text:p>
            </text:list-item>
            <text:list-item>
              <text:p text:style-name="P45">If you need to handle clicks outside dropdowns to close them, you can rely on bubbling and do not need a separate event listener for the <text:span text:style-name="Source_20_Text">&lt;label&gt;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When to Add Event Listeners to Labels</text:span></text:h>
      <text:p text:style-name="Text_20_body">You should only add event listeners to <text:span text:style-name="Source_20_Text">&lt;label&gt;</text:span> elements if you need <text:span text:style-name="Strong_20_Emphasis">specific behavior on the </text:span><text:span text:style-name="Strong_20_Emphasis"><text:span text:style-name="Source_20_Text">&lt;label&gt;</text:span></text:span><text:span text:style-name="Strong_20_Emphasis"> itself</text:span> (e.g., visual feedback or additional logic).</text:p>
      <text:p text:style-name="Text_20_body">For example:</text:p>
      <text:list text:style-name="L13">
        <text:list-item>
          <text:p text:style-name="P48">If you want the label to <text:span text:style-name="Strong_20_Emphasis">highlight</text:span> when clicked.</text:p>
        </text:list-item>
        <text:list-item>
          <text:p text:style-name="P47">If you want a custom action (e.g., toggling styles on the label).</text:p>
        </text:list-item>
      </text:list>
      <text:p text:style-name="Horizontal_20_Line"/>
      <text:h text:style-name="Heading_20_3" text:outline-level="3"><text:span text:style-name="Strong_20_Emphasis">Proposed Solution for the Dropdowns</text:span></text:h>
      <text:p text:style-name="Text_20_body">You should focus on managing clicks on the dropdown <text:span text:style-name="Strong_20_Emphasis">container</text:span> and handle global clicks <text:span text:style-name="Strong_20_Emphasis">outside the dropdowns</text:span>. Here’s how you can structure it:</text:p>
      <text:p text:style-name="Horizontal_20_Line"/>
      <text:h text:style-name="Heading_20_4" text:outline-level="4"><text:span text:style-name="Strong_20_Emphasis">1. Event Listener for Dropdown Buttons</text:span></text:h>
      <text:p text:style-name="Text_20_body">Each dropdown button should toggle its respective dropdown content.</text:p>
      <text:p text:style-name="Preformatted_20_Text">javascript</text:p>
      <text:p text:style-name="Preformatted_20_Text">Copy code</text:p>
      <text:p text:style-name="P8"><text:span text:style-name="Source_20_Text">document.querySelectorAll('.dropdown-button').forEach(button =&gt; {</text:span></text:p>
      <text:p text:style-name="P10"><text:span text:style-name="Source_20_Text"><text:s text:c="4"/>button.addEventListener('click', (event) =&gt; {</text:span></text:p>
      <text:p text:style-name="P10"><text:span text:style-name="Source_20_Text"><text:s text:c="8"/>const dropdown = button.closest('.dropdown');</text:span></text:p>
      <text:p text:style-name="P10"><text:span text:style-name="Source_20_Text"><text:s text:c="8"/>const dropdownContent = dropdown.querySelector('.dropdown-content');</text:span></text:p>
      <text:p text:style-name="P10"/>
      <text:p text:style-name="P10"><text:span text:style-name="Source_20_Text"><text:s text:c="8"/>// Toggle the current dropdown</text:span></text:p>
      <text:p text:style-name="P10"><text:span text:style-name="Source_20_Text"><text:s text:c="8"/>const isOpen = dropdownContent.classList.toggle('open');</text:span></text:p>
      <text:p text:style-name="P10"/>
      <text:p text:style-name="P10"><text:span text:style-name="Source_20_Text"><text:s text:c="8"/>// Close all other dropdowns</text:span></text:p>
      <text:p text:style-name="P10"><text:span text:style-name="Source_20_Text"><text:s text:c="8"/>document.querySelectorAll('.dropdown-content').forEach(content =&gt; {</text:span></text:p>
      <text:p text:style-name="P10"><text:span text:style-name="Source_20_Text"><text:s text:c="12"/>if (content !== dropdownContent) {</text:span></text:p>
      <text:p text:style-name="P10"><text:span text:style-name="Source_20_Text"><text:s text:c="16"/>content.classList.remove('open');</text:span></text:p>
      <text:p text:style-name="P10"><text:span text:style-name="Source_20_Text"><text:s text:c="12"/>}</text:span></text:p>
      <text:p text:style-name="P10"><text:span text:style-name="Source_20_Text"><text:s text:c="8"/>});</text:span></text:p>
      <text:p text:style-name="P10"/>
      <text:p text:style-name="P10"><text:span text:style-name="Source_20_Text"><text:s text:c="8"/>event.stopPropagation(); // Prevent the global click listener from closing this dropdown</text:span></text:p>
      <text:p text:style-name="P10"><text:span text:style-name="Source_20_Text"><text:s text:c="4"/>});</text:span></text:p>
      <text:p text:style-name="P11"><text:span text:style-name="Source_20_Text">});</text:span></text:p>
      <text:p text:style-name="Horizontal_20_Line"/>
      <text:h text:style-name="Heading_20_4" text:outline-level="4"><text:soft-page-break/><text:span text:style-name="Strong_20_Emphasis">2. Event Listener for Clicks Outside Dropdowns</text:span></text:h>
      <text:p text:style-name="Text_20_body">Add an event listener to the <text:span text:style-name="Source_20_Text">document</text:span> to detect clicks <text:span text:style-name="Strong_20_Emphasis">outside any dropdown</text:span> and close all dropdowns.</text:p>
      <text:p text:style-name="Preformatted_20_Text">javascript</text:p>
      <text:p text:style-name="Preformatted_20_Text">Copy code</text:p>
      <text:p text:style-name="P8"><text:span text:style-name="Source_20_Text">document.addEventListener('click', () =&gt; {</text:span></text:p>
      <text:p text:style-name="P10"><text:span text:style-name="Source_20_Text"><text:s text:c="4"/>// Close all dropdowns</text:span></text:p>
      <text:p text:style-name="P10"><text:span text:style-name="Source_20_Text"><text:s text:c="4"/>document.querySelectorAll('.dropdown-content').forEach(content =&gt; {</text:span></text:p>
      <text:p text:style-name="P10"><text:span text:style-name="Source_20_Text"><text:s text:c="8"/>content.classList.remove('open');</text:span></text:p>
      <text:p text:style-name="P10"><text:span text:style-name="Source_20_Text"><text:s text:c="4"/>});</text:span></text:p>
      <text:p text:style-name="P11"><text:span text:style-name="Source_20_Text">});</text:span></text:p>
      <text:p text:style-name="Horizontal_20_Line"/>
      <text:h text:style-name="Heading_20_4" text:outline-level="4"><text:span text:style-name="Strong_20_Emphasis">3. Event Listener on Checkboxes (Already Exists)</text:span></text:h>
      <text:p text:style-name="Text_20_body">The checkboxes inside the dropdown already have their own event listeners, so there's no need to add more.</text:p>
      <text:p text:style-name="Text_20_body">Example (if this already exists):</text:p>
      <text:p text:style-name="Preformatted_20_Text">javascript</text:p>
      <text:p text:style-name="Preformatted_20_Text">Copy code</text:p>
      <text:p text:style-name="P8"><text:span text:style-name="Source_20_Text">document.querySelectorAll('input[type="checkbox"]').forEach(checkbox =&gt; {</text:span></text:p>
      <text:p text:style-name="P10"><text:span text:style-name="Source_20_Text"><text:s text:c="4"/>checkbox.addEventListener('click', (event) =&gt; {</text:span></text:p>
      <text:p text:style-name="P10"><text:span text:style-name="Source_20_Text"><text:s text:c="8"/>// Handle checkbox click</text:span></text:p>
      <text:p text:style-name="P10"><text:span text:style-name="Source_20_Text"><text:s text:c="8"/>console.log(`${checkbox.value} is now ${checkbox.checked ? 'checked' : 'unchecked'}`);</text:span></text:p>
      <text:p text:style-name="P10"><text:span text:style-name="Source_20_Text"><text:s text:c="8"/>event.stopPropagation(); // Prevent click from closing dropdown</text:span></text:p>
      <text:p text:style-name="P10"><text:span text:style-name="Source_20_Text"><text:s text:c="4"/>});</text:span></text:p>
      <text:p text:style-name="P11"><text:span text:style-name="Source_20_Text">});</text:span></text:p>
      <text:p text:style-name="Horizontal_20_Line"/>
      <text:h text:style-name="Heading_20_4" text:outline-level="4"><text:span text:style-name="Strong_20_Emphasis">4. Prevent Dropdowns from Closing When Clicking Inside</text:span></text:h>
      <text:p text:style-name="Text_20_body">Ensure clicks on the dropdown content itself do not propagate to the <text:span text:style-name="Source_20_Text">document</text:span> click listener, which would otherwise close all dropdowns.</text:p>
      <text:p text:style-name="Preformatted_20_Text">javascript</text:p>
      <text:p text:style-name="Preformatted_20_Text">Copy code</text:p>
      <text:p text:style-name="P8"><text:span text:style-name="Source_20_Text">document.querySelectorAll('.dropdown-content').forEach(content =&gt; {</text:span></text:p>
      <text:p text:style-name="P10"><text:span text:style-name="Source_20_Text"><text:s text:c="4"/>content.addEventListener('click', (event) =&gt; {</text:span></text:p>
      <text:p text:style-name="P10"><text:span text:style-name="Source_20_Text"><text:s text:c="8"/>event.stopPropagation();</text:span></text:p>
      <text:p text:style-name="P10"><text:span text:style-name="Source_20_Text"><text:s text:c="4"/>});</text:span></text:p>
      <text:p text:style-name="P11"><text:span text:style-name="Source_20_Text">});</text:span></text:p>
      <text:p text:style-name="Horizontal_20_Line"/>
      <text:h text:style-name="Heading_20_3" text:outline-level="3"><text:span text:style-name="Strong_20_Emphasis">Final Implementation</text:span></text:h>
      <text:p text:style-name="Text_20_body">Here’s the complete code structure:</text:p>
      <text:h text:style-name="Heading_20_4" text:outline-level="4">HTML:</text:h>
      <text:p text:style-name="Preformatted_20_Text">html</text:p>
      <text:p text:style-name="Preformatted_20_Text">Copy code</text:p>
      <text:p text:style-name="P8"><text:span text:style-name="Source_20_Text">&lt;div class="dropdown"&gt;</text:span></text:p>
      <text:p text:style-name="P10"><text:span text:style-name="Source_20_Text"><text:s text:c="4"/>&lt;button class="dropdown-button"&gt;Ingredients&lt;/button&gt;</text:span></text:p>
      <text:p text:style-name="P10"><text:soft-page-break/><text:span text:style-name="Source_20_Text"><text:s text:c="4"/>&lt;div class="dropdown-content"&gt;</text:span></text:p>
      <text:p text:style-name="P10"><text:span text:style-name="Source_20_Text"><text:s text:c="8"/>&lt;label&gt;&lt;input type="checkbox" value="Beurre"&gt; Beurre&lt;/label&gt;</text:span></text:p>
      <text:p text:style-name="P10"><text:span text:style-name="Source_20_Text"><text:s text:c="8"/>&lt;label&gt;&lt;input type="checkbox" value="Lait"&gt; Lait&lt;/label&gt;</text:span></text:p>
      <text:p text:style-name="P10"><text:span text:style-name="Source_20_Text"><text:s text:c="4"/>&lt;/div&gt;</text:span></text:p>
      <text:p text:style-name="P10"><text:span text:style-name="Source_20_Text">&lt;/div&gt;</text:span></text:p>
      <text:p text:style-name="P10"><text:span text:style-name="Source_20_Text">&lt;div class="dropdown"&gt;</text:span></text:p>
      <text:p text:style-name="P10"><text:span text:style-name="Source_20_Text"><text:s text:c="4"/>&lt;button class="dropdown-button"&gt;Appliances&lt;/button&gt;</text:span></text:p>
      <text:p text:style-name="P10"><text:span text:style-name="Source_20_Text"><text:s text:c="4"/>&lt;div class="dropdown-content"&gt;</text:span></text:p>
      <text:p text:style-name="P10"><text:span text:style-name="Source_20_Text"><text:s text:c="8"/>&lt;label&gt;&lt;input type="checkbox" value="Oven"&gt; Oven&lt;/label&gt;</text:span></text:p>
      <text:p text:style-name="P10"><text:span text:style-name="Source_20_Text"><text:s text:c="4"/>&lt;/div&gt;</text:span></text:p>
      <text:p text:style-name="P10"><text:span text:style-name="Source_20_Text">&lt;/div&gt;</text:span></text:p>
      <text:p text:style-name="P10"><text:span text:style-name="Source_20_Text">&lt;div class="dropdown"&gt;</text:span></text:p>
      <text:p text:style-name="P10"><text:span text:style-name="Source_20_Text"><text:s text:c="4"/>&lt;button class="dropdown-button"&gt;Ustensils&lt;/button&gt;</text:span></text:p>
      <text:p text:style-name="P10"><text:span text:style-name="Source_20_Text"><text:s text:c="4"/>&lt;div class="dropdown-content"&gt;</text:span></text:p>
      <text:p text:style-name="P10"><text:span text:style-name="Source_20_Text"><text:s text:c="8"/>&lt;label&gt;&lt;input type="checkbox" value="Knife"&gt; Knife&lt;/label&gt;</text:span></text:p>
      <text:p text:style-name="P10"><text:span text:style-name="Source_20_Text"><text:s text:c="4"/>&lt;/div&gt;</text:span></text:p>
      <text:p text:style-name="P11"><text:span text:style-name="Source_20_Text">&lt;/div&gt;</text:span></text:p>
      <text:h text:style-name="Heading_20_4" text:outline-level="4">JavaScript:</text:h>
      <text:p text:style-name="Preformatted_20_Text">javascript</text:p>
      <text:p text:style-name="Preformatted_20_Text">Copy code</text:p>
      <text:p text:style-name="P8"><text:span text:style-name="Source_20_Text">// Toggle dropdown on button click</text:span></text:p>
      <text:p text:style-name="P10"><text:span text:style-name="Source_20_Text">document.querySelectorAll('.dropdown-button').forEach(button =&gt; {</text:span></text:p>
      <text:p text:style-name="P10"><text:span text:style-name="Source_20_Text"><text:s text:c="4"/>button.addEventListener('click', (event) =&gt; {</text:span></text:p>
      <text:p text:style-name="P10"><text:span text:style-name="Source_20_Text"><text:s text:c="8"/>const dropdown = button.closest('.dropdown');</text:span></text:p>
      <text:p text:style-name="P10"><text:span text:style-name="Source_20_Text"><text:s text:c="8"/>const dropdownContent = dropdown.querySelector('.dropdown-content');</text:span></text:p>
      <text:p text:style-name="P10"/>
      <text:p text:style-name="P10"><text:span text:style-name="Source_20_Text"><text:s text:c="8"/>// Toggle current dropdown</text:span></text:p>
      <text:p text:style-name="P10"><text:span text:style-name="Source_20_Text"><text:s text:c="8"/>const isOpen = dropdownContent.classList.toggle('open');</text:span></text:p>
      <text:p text:style-name="P10"/>
      <text:p text:style-name="P10"><text:span text:style-name="Source_20_Text"><text:s text:c="8"/>// Close all other dropdowns</text:span></text:p>
      <text:p text:style-name="P10"><text:span text:style-name="Source_20_Text"><text:s text:c="8"/>document.querySelectorAll('.dropdown-content').forEach(content =&gt; {</text:span></text:p>
      <text:p text:style-name="P10"><text:span text:style-name="Source_20_Text"><text:s text:c="12"/>if (content !== dropdownContent) {</text:span></text:p>
      <text:p text:style-name="P10"><text:span text:style-name="Source_20_Text"><text:s text:c="16"/>content.classList.remove('open');</text:span></text:p>
      <text:p text:style-name="P10"><text:span text:style-name="Source_20_Text"><text:s text:c="12"/>}</text:span></text:p>
      <text:p text:style-name="P10"><text:span text:style-name="Source_20_Text"><text:s text:c="8"/>});</text:span></text:p>
      <text:p text:style-name="P10"/>
      <text:p text:style-name="P10"><text:span text:style-name="Source_20_Text"><text:s text:c="8"/>event.stopPropagation(); // Prevent global listener from closing this dropdown</text:span></text:p>
      <text:p text:style-name="P10"><text:span text:style-name="Source_20_Text"><text:s text:c="4"/>});</text:span></text:p>
      <text:p text:style-name="P10"><text:span text:style-name="Source_20_Text">});</text:span></text:p>
      <text:p text:style-name="P10"/>
      <text:p text:style-name="P10"><text:span text:style-name="Source_20_Text">// Close all dropdowns when clicking outside</text:span></text:p>
      <text:p text:style-name="P10"><text:span text:style-name="Source_20_Text">document.addEventListener('click', () =&gt; {</text:span></text:p>
      <text:p text:style-name="P10"><text:span text:style-name="Source_20_Text"><text:s text:c="4"/>document.querySelectorAll('.dropdown-content').forEach(content =&gt; {</text:span></text:p>
      <text:p text:style-name="P10"><text:span text:style-name="Source_20_Text"><text:s text:c="8"/>content.classList.remove('open');</text:span></text:p>
      <text:p text:style-name="P10"><text:span text:style-name="Source_20_Text"><text:s text:c="4"/>});</text:span></text:p>
      <text:p text:style-name="P10"><text:span text:style-name="Source_20_Text">});</text:span></text:p>
      <text:p text:style-name="P10"/>
      <text:p text:style-name="P10"><text:span text:style-name="Source_20_Text">// Prevent dropdown from closing when clicking inside its content</text:span></text:p>
      <text:p text:style-name="P10"><text:span text:style-name="Source_20_Text">document.querySelectorAll('.dropdown-content').forEach(content =&gt; {</text:span></text:p>
      <text:p text:style-name="P10"><text:span text:style-name="Source_20_Text"><text:s text:c="4"/>content.addEventListener('click', (event) =&gt; {</text:span></text:p>
      <text:p text:style-name="P10"><text:span text:style-name="Source_20_Text"><text:s text:c="8"/>event.stopPropagation();</text:span></text:p>
      <text:p text:style-name="P10"><text:span text:style-name="Source_20_Text"><text:s text:c="4"/>});</text:span></text:p>
      <text:p text:style-name="P10"><text:span text:style-name="Source_20_Text">});</text:span></text:p>
      <text:p text:style-name="P10"/>
      <text:p text:style-name="P10"><text:span text:style-name="Source_20_Text">// Handle checkbox clicks</text:span></text:p>
      <text:p text:style-name="P10"><text:span text:style-name="Source_20_Text">document.querySelectorAll('input[type="checkbox"]').forEach(checkbox =&gt; {</text:span></text:p>
      <text:p text:style-name="P10"><text:span text:style-name="Source_20_Text"><text:s text:c="4"/>checkbox.addEventListener('click', (event) =&gt; {</text:span></text:p>
      <text:p text:style-name="P10"><text:span text:style-name="Source_20_Text"><text:s text:c="8"/>console.log(`${checkbox.value} is now ${checkbox.checked ? 'checked' : 'unchecked'}`);</text:span></text:p>
      <text:p text:style-name="P10"><text:span text:style-name="Source_20_Text"><text:s text:c="8"/>event.stopPropagation(); // Prevent click from closing dropdown</text:span></text:p>
      <text:p text:style-name="P10"><text:soft-page-break/><text:span text:style-name="Source_20_Text"><text:s text:c="4"/>});</text:span></text:p>
      <text:p text:style-name="P11"><text:span text:style-name="Source_20_Text">});</text:span></text:p>
      <text:p text:style-name="Horizontal_20_Line"/>
      <text:h text:style-name="Heading_20_3" text:outline-level="3"><text:span text:style-name="Strong_20_Emphasis">Why Not Add Listeners to </text:span><text:span text:style-name="Strong_20_Emphasis"><text:span text:style-name="Source_20_Text">&lt;label&gt;</text:span></text:span><text:span text:style-name="Strong_20_Emphasis">?</text:span></text:h>
      <text:list text:style-name="L14">
        <text:list-item>
          <text:p text:style-name="P50"><text:span text:style-name="Strong_20_Emphasis">No Added Benefit</text:span>: Clicking on a <text:span text:style-name="Source_20_Text">&lt;label&gt;</text:span> already forwards the event to the checkbox.</text:p>
        </text:list-item>
        <text:list-item>
          <text:p text:style-name="P50"><text:span text:style-name="Strong_20_Emphasis">Redundancy</text:span>: The checkbox’s event listener handles all required logic.</text:p>
        </text:list-item>
        <text:list-item>
          <text:p text:style-name="P49"><text:span text:style-name="Strong_20_Emphasis">Performance</text:span>: Adding extra listeners for every label could unnecessarily increase complexity.</text:p>
        </text:list-item>
      </text:list>
      <text:p text:style-name="Horizontal_20_Line"/>
      <text:h text:style-name="Heading_20_3" text:outline-level="3"><text:span text:style-name="Strong_20_Emphasis">Summary</text:span></text:h>
      <text:list text:style-name="L15">
        <text:list-item>
          <text:p text:style-name="P52">Do <text:span text:style-name="Strong_20_Emphasis">not</text:span> add event listeners to <text:span text:style-name="Source_20_Text">&lt;label&gt;</text:span> elements unless you need specific behavior.</text:p>
        </text:list-item>
        <text:list-item>
          <text:p text:style-name="P52">Focus on managing clicks on dropdown buttons and handling clicks <text:span text:style-name="Strong_20_Emphasis">outside the dropdowns</text:span>.</text:p>
        </text:list-item>
        <text:list-item>
          <text:p text:style-name="P51">Ensure clicks inside the dropdown content do not close the dropdown.</text:p>
        </text:list-item>
      </text:list>
      <text:p text:style-name="Text_20_body">If you need further clarification or enhancements, feel free to ask! 😊</text:p>
      <text:p text:style-name="Text_20_body">4o</text:p>
      <text:h text:style-name="Heading_20_5" text:outline-level="5">You said:</text:h>
      <text:p text:style-name="Text_20_body">&lt;div id="rechercheAvancee"&gt; &lt;div class="dropdown" id="ingredients-dropdown"&gt; &lt;button class="dropdown-button"&gt; &lt;span class="open"&gt;Ingredients&lt;/span&gt; &lt;svg xmlns="http://www.w3.org/2000/svg" class="dropdown-arrow open" viewBox="0 0 24 16" fill="none" stroke="currentColor" stroke-width="2" stroke-linecap="round" stroke-linejoin="round"&gt; &lt;line x1="12" y1="16" x2="0" y2="0"&gt;&lt;/line&gt; &lt;line x1="12" y1="16" x2="24" y2="0"&gt;&lt;/line&gt; &lt;/svg&gt; &lt;/button&gt; &lt;div class="dropdown-content open" id="ingredient-content" aria-hidden="false" data-type="ingredient"&gt;&lt;input class="ingredient-search" type="text" placeholder="Search ingredients..."&gt;&lt;div class="ingredient-list"&gt;&lt;label class="highlighted"&gt;&lt;input type="checkbox" value="Lait de coco"&gt; Lait de coco&lt;/label&gt;&lt;label&gt;&lt;input type="checkbox" value="Jus de citron"&gt; Jus de citron&lt;/label&gt;&lt;label&gt;&lt;input type="checkbox" value="Crème de coco"&gt; Crème de coco&lt;/label&gt;&lt;label&gt;&lt;input type="checkbox" value="Sucre"&gt; Sucre&lt;/label&gt;&lt;label&gt;&lt;input type="checkbox" value="Glaçons"&gt; Glaçons&lt;/label&gt;&lt;/div&gt;&lt;/div&gt;&lt;/div&gt; when click on a &lt;label&gt; will bubble up to the parent container (the dropdown),that's fine. Will it bubble to dropdown-arrow ?</text:p>
      <text:h text:style-name="Heading_20_6" text:outline-level="6">ChatGPT said:</text:h>
      <text:p text:style-name="Text_20_body">Yes, clicking on a <text:span text:style-name="Source_20_Text">&lt;label&gt;</text:span> <text:span text:style-name="Strong_20_Emphasis">will bubble up</text:span> to the parent container (like <text:span text:style-name="Source_20_Text">.dropdown</text:span>) and <text:span text:style-name="Strong_20_Emphasis">to the </text:span><text:span text:style-name="Strong_20_Emphasis"><text:span text:style-name="Source_20_Text">.dropdown-arrow</text:span></text:span> (if it’s part of the DOM hierarchy). This happens because <text:span text:style-name="Strong_20_Emphasis">events in JavaScript bubble up through the DOM tree</text:span> from the target element (in this case, the <text:span text:style-name="Source_20_Text">&lt;label&gt;</text:span>) to its ancestors.</text:p>
      <text:p text:style-name="Horizontal_20_Line"/>
      <text:h text:style-name="Heading_20_3" text:outline-level="3"><text:soft-page-break/><text:span text:style-name="Strong_20_Emphasis">How Event Bubbling Works</text:span></text:h>
      <text:list text:style-name="L16">
        <text:list-item>
          <text:p text:style-name="P54">The click event starts at the element you directly click (the <text:span text:style-name="Source_20_Text">&lt;label&gt;</text:span> in this case).</text:p>
        </text:list-item>
        <text:list-item>
          <text:p text:style-name="P53">It then propagates upward through all parent elements, including the <text:span text:style-name="Source_20_Text">.dropdown</text:span>, <text:span text:style-name="Source_20_Text">.dropdown-arrow</text:span>, and any other ancestors in the DOM.</text:p>
        </text:list-item>
      </text:list>
      <text:p text:style-name="Text_20_body">So, if the <text:span text:style-name="Source_20_Text">.dropdown-arrow</text:span> is inside the <text:span text:style-name="Source_20_Text">.dropdown</text:span>, the event will bubble to it <text:span text:style-name="Strong_20_Emphasis">unless you stop the propagation</text:span>.</text:p>
      <text:p text:style-name="Horizontal_20_Line"/>
      <text:h text:style-name="Heading_20_3" text:outline-level="3"><text:span text:style-name="Strong_20_Emphasis">Example in Your Case</text:span></text:h>
      <text:p text:style-name="Text_20_body">Given your HTML:</text:p>
      <text:p text:style-name="Preformatted_20_Text">html</text:p>
      <text:p text:style-name="Preformatted_20_Text">Copy code</text:p>
      <text:p text:style-name="P8"><text:span text:style-name="Source_20_Text">&lt;div id="rechercheAvancee"&gt;</text:span></text:p>
      <text:p text:style-name="P10"><text:span text:style-name="Source_20_Text"><text:s text:c="4"/>&lt;div class="dropdown" id="ingredients-dropdown"&gt;</text:span></text:p>
      <text:p text:style-name="P10"><text:span text:style-name="Source_20_Text"><text:s text:c="8"/>&lt;button class="dropdown-button"&gt;</text:span></text:p>
      <text:p text:style-name="P10"><text:span text:style-name="Source_20_Text"><text:s text:c="12"/>&lt;span class="open"&gt;Ingredients&lt;/span&gt;</text:span></text:p>
      <text:p text:style-name="P10"><text:span text:style-name="Source_20_Text"><text:s text:c="12"/>&lt;svg xmlns="http://www.w3.org/2000/svg" class="dropdown-arrow open" viewBox="0 0 24 16" fill="none" stroke="currentColor" stroke-width="2" stroke-linecap="round" stroke-linejoin="round"&gt;</text:span></text:p>
      <text:p text:style-name="P10"><text:span text:style-name="Source_20_Text"><text:s text:c="16"/>&lt;line x1="12" y1="16" x2="0" y2="0"&gt;&lt;/line&gt;</text:span></text:p>
      <text:p text:style-name="P10"><text:span text:style-name="Source_20_Text"><text:s text:c="16"/>&lt;line x1="12" y1="16" x2="24" y2="0"&gt;&lt;/line&gt;</text:span></text:p>
      <text:p text:style-name="P10"><text:span text:style-name="Source_20_Text"><text:s text:c="12"/>&lt;/svg&gt;</text:span></text:p>
      <text:p text:style-name="P10"><text:span text:style-name="Source_20_Text"><text:s text:c="8"/>&lt;/button&gt;</text:span></text:p>
      <text:p text:style-name="P10"><text:span text:style-name="Source_20_Text"><text:s text:c="8"/>&lt;div class="dropdown-content open" id="ingredient-content" aria-hidden="false" data-type="ingredient"&gt;</text:span></text:p>
      <text:p text:style-name="P10"><text:span text:style-name="Source_20_Text"><text:s text:c="12"/>&lt;input class="ingredient-search" type="text" placeholder="Search ingredients..."&gt;</text:span></text:p>
      <text:p text:style-name="P10"><text:span text:style-name="Source_20_Text"><text:s text:c="12"/>&lt;div class="ingredient-list"&gt;</text:span></text:p>
      <text:p text:style-name="P10"><text:span text:style-name="Source_20_Text"><text:s text:c="16"/>&lt;label class="highlighted"&gt;&lt;input type="checkbox" value="Lait de coco"&gt; Lait de coco&lt;/label&gt;</text:span></text:p>
      <text:p text:style-name="P10"><text:span text:style-name="Source_20_Text"><text:s text:c="16"/>&lt;label&gt;&lt;input type="checkbox" value="Jus de citron"&gt; Jus de citron&lt;/label&gt;</text:span></text:p>
      <text:p text:style-name="P10"><text:span text:style-name="Source_20_Text"><text:s text:c="12"/>&lt;/div&gt;</text:span></text:p>
      <text:p text:style-name="P10"><text:span text:style-name="Source_20_Text"><text:s text:c="8"/>&lt;/div&gt;</text:span></text:p>
      <text:p text:style-name="P10"><text:span text:style-name="Source_20_Text"><text:s text:c="4"/>&lt;/div&gt;</text:span></text:p>
      <text:p text:style-name="P11"><text:span text:style-name="Source_20_Text">&lt;/div&gt;</text:span></text:p>
      <text:p text:style-name="Text_20_body">If you click on a <text:span text:style-name="Source_20_Text">&lt;label&gt;</text:span>:</text:p>
      <text:list text:style-name="L17">
        <text:list-item>
          <text:p text:style-name="P56">The event starts at the <text:span text:style-name="Source_20_Text">&lt;label&gt;</text:span>.</text:p>
        </text:list-item>
        <text:list-item>
          <text:p text:style-name="P55">It bubbles to <text:span text:style-name="Source_20_Text">.ingredient-list</text:span>, <text:span text:style-name="Source_20_Text">.dropdown-content</text:span>, <text:span text:style-name="Source_20_Text">.dropdown</text:span>, and <text:span text:style-name="Source_20_Text">.dropdown-arrow</text:span> (if applicable in the DOM tree).</text:p>
        </text:list-item>
      </text:list>
      <text:p text:style-name="Horizontal_20_Line"/>
      <text:h text:style-name="Heading_20_3" text:outline-level="3"><text:span text:style-name="Strong_20_Emphasis">Why It May Cause Problems</text:span></text:h>
      <text:p text:style-name="Text_20_body">If you have event listeners attached to <text:span text:style-name="Source_20_Text">.dropdown-arrow</text:span> or other ancestor elements, they may unintentionally respond to the bubbling event.</text:p>
      <text:h text:style-name="Heading_20_4" text:outline-level="4">Example:</text:h>
      <text:p text:style-name="Preformatted_20_Text">javascript</text:p>
      <text:p text:style-name="Preformatted_20_Text">Copy code</text:p>
      <text:p text:style-name="P8"><text:soft-page-break/><text:span text:style-name="Source_20_Text">document.querySelector('.dropdown-arrow').addEventListener('click', () =&gt; {</text:span></text:p>
      <text:p text:style-name="P10"><text:span text:style-name="Source_20_Text"><text:s text:c="4"/>console.log('Dropdown arrow clicked');</text:span></text:p>
      <text:p text:style-name="P11"><text:span text:style-name="Source_20_Text">});</text:span></text:p>
      <text:p text:style-name="Text_20_body">If a <text:span text:style-name="Source_20_Text">&lt;label&gt;</text:span> is clicked, the above event listener will also execute because the event bubbles up to <text:span text:style-name="Source_20_Text">.dropdown-arrow</text:span>.</text:p>
      <text:p text:style-name="Horizontal_20_Line"/>
      <text:h text:style-name="Heading_20_3" text:outline-level="3"><text:span text:style-name="Strong_20_Emphasis">How to Prevent Event Bubbling</text:span></text:h>
      <text:p text:style-name="Text_20_body">To prevent the event from reaching the <text:span text:style-name="Source_20_Text">.dropdown-arrow</text:span> or other unintended ancestors, you can call <text:span text:style-name="Source_20_Text">e.stopPropagation()</text:span> in the event listener for the <text:span text:style-name="Source_20_Text">&lt;label&gt;</text:span> or its descendants.</text:p>
      <text:h text:style-name="Heading_20_4" text:outline-level="4">Example for the <text:span text:style-name="Source_20_Text">&lt;label&gt;</text:span>:</text:h>
      <text:p text:style-name="Preformatted_20_Text">javascript</text:p>
      <text:p text:style-name="Preformatted_20_Text">Copy code</text:p>
      <text:p text:style-name="P8"><text:span text:style-name="Source_20_Text">document.querySelectorAll('.ingredient-list label').forEach(label =&gt; {</text:span></text:p>
      <text:p text:style-name="P10"><text:span text:style-name="Source_20_Text"><text:s text:c="4"/>label.addEventListener('click', (e) =&gt; {</text:span></text:p>
      <text:p text:style-name="P10"><text:span text:style-name="Source_20_Text"><text:s text:c="8"/>e.stopPropagation(); // Prevent the event from bubbling up</text:span></text:p>
      <text:p text:style-name="P10"><text:span text:style-name="Source_20_Text"><text:s text:c="8"/>console.log('Label clicked');</text:span></text:p>
      <text:p text:style-name="P10"><text:span text:style-name="Source_20_Text"><text:s text:c="4"/>});</text:span></text:p>
      <text:p text:style-name="P11"><text:span text:style-name="Source_20_Text">});</text:span></text:p>
      <text:p text:style-name="Text_20_body">This ensures that clicking the <text:span text:style-name="Source_20_Text">&lt;label&gt;</text:span> does not trigger events on <text:span text:style-name="Source_20_Text">.dropdown-arrow</text:span> or <text:span text:style-name="Source_20_Text">.dropdown</text:span>.</text:p>
      <text:p text:style-name="Horizontal_20_Line"/>
      <text:h text:style-name="Heading_20_3" text:outline-level="3"><text:span text:style-name="Strong_20_Emphasis">When to Allow Bubbling</text:span></text:h>
      <text:list text:style-name="L18">
        <text:list-item>
          <text:p text:style-name="P58"><text:span text:style-name="Strong_20_Emphasis">Allow bubbling</text:span> when you want clicks on child elements (like <text:span text:style-name="Source_20_Text">&lt;label&gt;</text:span>) to trigger actions for parent containers (e.g., <text:span text:style-name="Source_20_Text">.dropdown</text:span>).</text:p>
        </text:list-item>
        <text:list-item>
          <text:p text:style-name="P57"><text:span text:style-name="Strong_20_Emphasis">Prevent bubbling</text:span> when parent containers (or other ancestors like <text:span text:style-name="Source_20_Text">.dropdown-arrow</text:span>) have conflicting event listeners.</text:p>
        </text:list-item>
      </text:list>
      <text:p text:style-name="Horizontal_20_Line"/>
      <text:h text:style-name="Heading_20_3" text:outline-level="3"><text:span text:style-name="Strong_20_Emphasis">Conclusion</text:span></text:h>
      <text:list text:style-name="L19">
        <text:list-item>
          <text:p text:style-name="P60"><text:span text:style-name="Strong_20_Emphasis">Yes</text:span>, clicking on a <text:span text:style-name="Source_20_Text">&lt;label&gt;</text:span> will bubble to <text:span text:style-name="Source_20_Text">.dropdown-arrow</text:span> if it's part of the DOM hierarchy.</text:p>
        </text:list-item>
        <text:list-item>
          <text:p text:style-name="P59">To prevent this behavior, use <text:span text:style-name="Source_20_Text">e.stopPropagation()</text:span> in the event listener for <text:span text:style-name="Source_20_Text">&lt;label&gt;</text:span>.</text:p>
        </text:list-item>
      </text:list>
      <text:p text:style-name="Text_20_body">Let me know if you need further clarification or additional examples! 😊</text:p>
      <text:p text:style-name="P20">4o</text:p>
      <text:p text:style-name="P44"><text:s/>will bubble up to the parent container (the dropdown),that's fine. Will it bubble to dropdown-arrow ?</text:p>
      <text:h text:style-name="Heading_20_6" text:outline-level="6">ChatGPT said:</text:h>
      <text:p text:style-name="Text_20_body">Yes, clicking on a <text:span text:style-name="Source_20_Text">&lt;label&gt;</text:span> <text:span text:style-name="Strong_20_Emphasis">will bubble up</text:span> to the parent container (like <text:span text:style-name="Source_20_Text">.dropdown</text:span>) and <text:span text:style-name="Strong_20_Emphasis">to the </text:span><text:span text:style-name="Strong_20_Emphasis"><text:span text:style-name="Source_20_Text">.dropdown-arrow</text:span></text:span> (if it’s part of the DOM hierarchy). This happens because <text:span text:style-name="Strong_20_Emphasis">events in </text:span><text:soft-page-break/><text:span text:style-name="Strong_20_Emphasis">JavaScript bubble up through the DOM tree</text:span> from the target element (in this case, the <text:span text:style-name="Source_20_Text">&lt;label&gt;</text:span>) to its ancestors.</text:p>
      <text:p text:style-name="Horizontal_20_Line"/>
      <text:h text:style-name="Heading_20_3" text:outline-level="3"><text:span text:style-name="Strong_20_Emphasis">How Event Bubbling Works</text:span></text:h>
      <text:list text:style-name="L8">
        <text:list-item>
          <text:p text:style-name="P34">The click event starts at the element you directly click (the <text:span text:style-name="Source_20_Text">&lt;label&gt;</text:span> in this case).</text:p>
        </text:list-item>
        <text:list-item>
          <text:p text:style-name="P33">It then propagates upward through all parent elements, including the <text:span text:style-name="Source_20_Text">.dropdown</text:span>, <text:span text:style-name="Source_20_Text">.dropdown-arrow</text:span>, and any other ancestors in the DOM.</text:p>
        </text:list-item>
      </text:list>
      <text:p text:style-name="Text_20_body">So, if the <text:span text:style-name="Source_20_Text">.dropdown-arrow</text:span> is inside the <text:span text:style-name="Source_20_Text">.dropdown</text:span>, the event will bubble to it <text:span text:style-name="Strong_20_Emphasis">unless you stop the propagation</text:span>.</text:p>
      <text:p text:style-name="Horizontal_20_Line"/>
      <text:h text:style-name="Heading_20_3" text:outline-level="3"><text:span text:style-name="Strong_20_Emphasis">Example in Your Case</text:span></text:h>
      <text:p text:style-name="Text_20_body">Given your HTML:</text:p>
      <text:p text:style-name="Preformatted_20_Text">html</text:p>
      <text:p text:style-name="Preformatted_20_Text">Copy code</text:p>
      <text:p text:style-name="P8"><text:span text:style-name="Source_20_Text">&lt;div id="rechercheAvancee"&gt;</text:span></text:p>
      <text:p text:style-name="P10"><text:span text:style-name="Source_20_Text"><text:s text:c="4"/>&lt;div class="dropdown" id="ingredients-dropdown"&gt;</text:span></text:p>
      <text:p text:style-name="P10"><text:span text:style-name="Source_20_Text"><text:s text:c="8"/>&lt;button class="dropdown-button"&gt;</text:span></text:p>
      <text:p text:style-name="P10"><text:span text:style-name="Source_20_Text"><text:s text:c="12"/>&lt;span class="open"&gt;Ingredients&lt;/span&gt;</text:span></text:p>
      <text:p text:style-name="P10"><text:span text:style-name="Source_20_Text"><text:s text:c="12"/>&lt;svg xmlns="http://www.w3.org/2000/svg" class="dropdown-arrow open" viewBox="0 0 24 16" fill="none" stroke="currentColor" stroke-width="2" stroke-linecap="round" stroke-linejoin="round"&gt;</text:span></text:p>
      <text:p text:style-name="P10"><text:span text:style-name="Source_20_Text"><text:s text:c="16"/>&lt;line x1="12" y1="16" x2="0" y2="0"&gt;&lt;/line&gt;</text:span></text:p>
      <text:p text:style-name="P10"><text:span text:style-name="Source_20_Text"><text:s text:c="16"/>&lt;line x1="12" y1="16" x2="24" y2="0"&gt;&lt;/line&gt;</text:span></text:p>
      <text:p text:style-name="P10"><text:span text:style-name="Source_20_Text"><text:s text:c="12"/>&lt;/svg&gt;</text:span></text:p>
      <text:p text:style-name="P10"><text:span text:style-name="Source_20_Text"><text:s text:c="8"/>&lt;/button&gt;</text:span></text:p>
      <text:p text:style-name="P10"><text:span text:style-name="Source_20_Text"><text:s text:c="8"/>&lt;div class="dropdown-content open" id="ingredient-content" aria-hidden="false" data-type="ingredient"&gt;</text:span></text:p>
      <text:p text:style-name="P10"><text:span text:style-name="Source_20_Text"><text:s text:c="12"/>&lt;input class="ingredient-search" type="text" placeholder="Search ingredients..."&gt;</text:span></text:p>
      <text:p text:style-name="P10"><text:span text:style-name="Source_20_Text"><text:s text:c="12"/>&lt;div class="ingredient-list"&gt;</text:span></text:p>
      <text:p text:style-name="P10"><text:span text:style-name="Source_20_Text"><text:s text:c="16"/>&lt;label class="highlighted"&gt;&lt;input type="checkbox" value="Lait de coco"&gt; Lait de coco&lt;/label&gt;</text:span></text:p>
      <text:p text:style-name="P10"><text:span text:style-name="Source_20_Text"><text:s text:c="16"/>&lt;label&gt;&lt;input type="checkbox" value="Jus de citron"&gt; Jus de citron&lt;/label&gt;</text:span></text:p>
      <text:p text:style-name="P10"><text:span text:style-name="Source_20_Text"><text:s text:c="12"/>&lt;/div&gt;</text:span></text:p>
      <text:p text:style-name="P10"><text:span text:style-name="Source_20_Text"><text:s text:c="8"/>&lt;/div&gt;</text:span></text:p>
      <text:p text:style-name="P10"><text:span text:style-name="Source_20_Text"><text:s text:c="4"/>&lt;/div&gt;</text:span></text:p>
      <text:p text:style-name="P11"><text:span text:style-name="Source_20_Text">&lt;/div&gt;</text:span></text:p>
      <text:p text:style-name="Text_20_body">If you click on a <text:span text:style-name="Source_20_Text">&lt;label&gt;</text:span>:</text:p>
      <text:list text:style-name="L9">
        <text:list-item>
          <text:p text:style-name="P36">The event starts at the <text:span text:style-name="Source_20_Text">&lt;label&gt;</text:span>.</text:p>
        </text:list-item>
        <text:list-item>
          <text:p text:style-name="P35">It bubbles to <text:span text:style-name="Source_20_Text">.ingredient-list</text:span>, <text:span text:style-name="Source_20_Text">.dropdown-content</text:span>, <text:span text:style-name="Source_20_Text">.dropdown</text:span>, and <text:span text:style-name="Source_20_Text">.dropdown-arrow</text:span> (if applicable in the DOM tree).</text:p>
        </text:list-item>
      </text:list>
      <text:p text:style-name="Horizontal_20_Line"/>
      <text:h text:style-name="Heading_20_3" text:outline-level="3"><text:soft-page-break/><text:span text:style-name="Strong_20_Emphasis">Why It May Cause Problems</text:span></text:h>
      <text:p text:style-name="Text_20_body">If you have event listeners attached to <text:span text:style-name="Source_20_Text">.dropdown-arrow</text:span> or other ancestor elements, they may unintentionally respond to the bubbling event.</text:p>
      <text:h text:style-name="Heading_20_4" text:outline-level="4">Example:</text:h>
      <text:p text:style-name="Preformatted_20_Text">javascript</text:p>
      <text:p text:style-name="Preformatted_20_Text">Copy code</text:p>
      <text:p text:style-name="P8"><text:span text:style-name="Source_20_Text">document.querySelector('.dropdown-arrow').addEventListener('click', () =&gt; {</text:span></text:p>
      <text:p text:style-name="P10"><text:span text:style-name="Source_20_Text"><text:s text:c="4"/>console.log('Dropdown arrow clicked');</text:span></text:p>
      <text:p text:style-name="P11"><text:span text:style-name="Source_20_Text">});</text:span></text:p>
      <text:p text:style-name="Text_20_body">If a <text:span text:style-name="Source_20_Text">&lt;label&gt;</text:span> is clicked, the above event listener will also execute because the event bubbles up to <text:span text:style-name="Source_20_Text">.dropdown-arrow</text:span>.</text:p>
      <text:p text:style-name="Horizontal_20_Line"/>
      <text:h text:style-name="Heading_20_3" text:outline-level="3"><text:span text:style-name="Strong_20_Emphasis">How to Prevent Event Bubbling</text:span></text:h>
      <text:p text:style-name="Text_20_body">To prevent the event from reaching the <text:span text:style-name="Source_20_Text">.dropdown-arrow</text:span> or other unintended ancestors, you can call <text:span text:style-name="Source_20_Text">e.stopPropagation()</text:span> in the event listener for the <text:span text:style-name="Source_20_Text">&lt;label&gt;</text:span> or its descendants.</text:p>
      <text:h text:style-name="Heading_20_4" text:outline-level="4">Example for the <text:span text:style-name="Source_20_Text">&lt;label&gt;</text:span>:</text:h>
      <text:p text:style-name="Preformatted_20_Text">javascript</text:p>
      <text:p text:style-name="Preformatted_20_Text">Copy code</text:p>
      <text:p text:style-name="P8"><text:span text:style-name="Source_20_Text">document.querySelectorAll('.ingredient-list label').forEach(label =&gt; {</text:span></text:p>
      <text:p text:style-name="P10"><text:span text:style-name="Source_20_Text"><text:s text:c="4"/>label.addEventListener('click', (e) =&gt; {</text:span></text:p>
      <text:p text:style-name="P10"><text:span text:style-name="Source_20_Text"><text:s text:c="8"/>e.stopPropagation(); // Prevent the event from bubbling up</text:span></text:p>
      <text:p text:style-name="P10"><text:span text:style-name="Source_20_Text"><text:s text:c="8"/>console.log('Label clicked');</text:span></text:p>
      <text:p text:style-name="P10"><text:span text:style-name="Source_20_Text"><text:s text:c="4"/>});</text:span></text:p>
      <text:p text:style-name="P11"><text:span text:style-name="Source_20_Text">});</text:span></text:p>
      <text:p text:style-name="Text_20_body">This ensures that clicking the <text:span text:style-name="Source_20_Text">&lt;label&gt;</text:span> does not trigger events on <text:span text:style-name="Source_20_Text">.dropdown-arrow</text:span> or <text:span text:style-name="Source_20_Text">.dropdown</text:span>.</text:p>
      <text:p text:style-name="Horizontal_20_Line"/>
      <text:h text:style-name="Heading_20_3" text:outline-level="3"><text:span text:style-name="Strong_20_Emphasis">When to Allow Bubbling</text:span></text:h>
      <text:list text:style-name="L10">
        <text:list-item>
          <text:p text:style-name="P38"><text:span text:style-name="Strong_20_Emphasis">Allow bubbling</text:span> when you want clicks on child elements (like <text:span text:style-name="Source_20_Text">&lt;label&gt;</text:span>) to trigger actions for parent containers (e.g., <text:span text:style-name="Source_20_Text">.dropdown</text:span>).</text:p>
        </text:list-item>
        <text:list-item>
          <text:p text:style-name="P37"><text:span text:style-name="Strong_20_Emphasis">Prevent bubbling</text:span> when parent containers (or other ancestors like <text:span text:style-name="Source_20_Text">.dropdown-arrow</text:span>) have conflicting event listeners.</text:p>
        </text:list-item>
      </text:list>
      <text:p text:style-name="Horizontal_20_Line"/>
      <text:h text:style-name="Heading_20_3" text:outline-level="3"><text:span text:style-name="Strong_20_Emphasis">Conclusion</text:span></text:h>
      <text:list text:style-name="L11">
        <text:list-item>
          <text:p text:style-name="P40"><text:span text:style-name="Strong_20_Emphasis">Yes</text:span>, clicking on a <text:span text:style-name="Source_20_Text">&lt;label&gt;</text:span> will bubble to <text:span text:style-name="Source_20_Text">.dropdown-arrow</text:span> if it's part of the DOM hierarchy.</text:p>
        </text:list-item>
        <text:list-item>
          <text:p text:style-name="P39">To prevent this behavior, use <text:span text:style-name="Source_20_Text">e.stopPropagation()</text:span> in the event listener for <text:span text:style-name="Source_20_Text">&lt;label&gt;</text:span>.</text:p>
        </text:list-item>
      </text:list>
      <text:p text:style-name="Text_20_body">Let me know if you need further clarification or additional examples! 😊</text:p>
      <text:p text:style-name="P20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1:54:42.749794277</meta:creation-date>
    <dc:date>2025-01-25T18:18:44.494792383</dc:date>
    <meta:editing-duration>PT6H24M2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20" meta:paragraph-count="669" meta:word-count="3563" meta:character-count="31188" meta:non-whitespace-character-count="26562"/>
  </office:meta>
</office:document-meta>
</file>